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3.226cm"/>
    </style:style>
    <style:style style:name="co5" style:family="table-column">
      <style:table-column-properties fo:break-before="auto" style:column-width="2.589cm"/>
    </style:style>
    <style:style style:name="co6" style:family="table-column">
      <style:table-column-properties fo:break-before="auto" style:column-width="8.274cm"/>
    </style:style>
    <style:style style:name="co7" style:family="table-column">
      <style:table-column-properties fo:break-before="auto" style:column-width="2.852cm"/>
    </style:style>
    <style:style style:name="co8" style:family="table-column">
      <style:table-column-properties fo:break-before="auto" style:column-width="3.267cm"/>
    </style:style>
    <style:style style:name="co9" style:family="table-column">
      <style:table-column-properties fo:break-before="auto" style:column-width="3.854cm"/>
    </style:style>
    <style:style style:name="co10" style:family="table-column">
      <style:table-column-properties fo:break-before="auto" style:column-width="3.896cm"/>
    </style:style>
    <style:style style:name="co11" style:family="table-column">
      <style:table-column-properties fo:break-before="auto" style:column-width="2.258cm"/>
    </style:style>
    <style:style style:name="co12" style:family="table-column">
      <style:table-column-properties fo:break-before="auto" style:column-width="1.558cm"/>
    </style:style>
    <style:style style:name="co13" style:family="table-column">
      <style:table-column-properties fo:break-before="auto" style:column-width="11.751cm"/>
    </style:style>
    <style:style style:name="co14" style:family="table-column">
      <style:table-column-properties fo:break-before="auto" style:column-width="4.06cm"/>
    </style:style>
    <style:style style:name="co15" style:family="table-column">
      <style:table-column-properties fo:break-before="auto" style:column-width="1.864cm"/>
    </style:style>
    <style:style style:name="co16" style:family="table-column">
      <style:table-column-properties fo:break-before="auto" style:column-width="3.073cm"/>
    </style:style>
    <style:style style:name="co17" style:family="table-column">
      <style:table-column-properties fo:break-before="auto" style:column-width="3.247cm"/>
    </style:style>
    <style:style style:name="co18" style:family="table-column">
      <style:table-column-properties fo:break-before="auto" style:column-width="3.161cm"/>
    </style:style>
    <style:style style:name="co19" style:family="table-column">
      <style:table-column-properties fo:break-before="auto" style:column-width="8.976cm"/>
    </style:style>
    <style:style style:name="co20" style:family="table-column">
      <style:table-column-properties fo:break-before="auto" style:column-width="3.468cm"/>
    </style:style>
    <style:style style:name="co21" style:family="table-column">
      <style:table-column-properties fo:break-before="auto" style:column-width="2.633cm"/>
    </style:style>
    <style:style style:name="co22" style:family="table-column">
      <style:table-column-properties fo:break-before="auto" style:column-width="2.085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769cm" fo:break-before="auto" style:use-optimal-row-height="true"/>
    </style:style>
    <style:style style:name="ro11" style:family="table-row">
      <style:table-row-properties style:row-height="0.476cm" fo:break-before="auto" style:use-optimal-row-height="false"/>
    </style:style>
    <style:style style:name="ro12" style:family="table-row">
      <style:table-row-properties style:row-height="0.425cm" fo:break-before="auto" style:use-optimal-row-height="false"/>
    </style:style>
    <style:style style:name="ro13" style:family="table-row">
      <style:table-row-properties style:row-height="0.788cm" fo:break-before="auto" style:use-optimal-row-height="false"/>
    </style:style>
    <style:style style:name="ro14" style:family="table-row">
      <style:table-row-properties style:row-height="0.873cm" fo:break-before="auto" style:use-optimal-row-height="false"/>
    </style:style>
    <style:style style:name="ro15" style:family="table-row">
      <style:table-row-properties style:row-height="0.609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794cm" fo:break-before="auto" style:use-optimal-row-height="false"/>
    </style:style>
    <style:style style:name="ro18" style:family="table-row">
      <style:table-row-properties style:row-height="0.427cm" fo:break-before="auto" style:use-optimal-row-height="false"/>
    </style:style>
    <style:style style:name="ro19" style:family="table-row">
      <style:table-row-properties style:row-height="0.45cm" fo:break-before="auto" style:use-optimal-row-height="false"/>
    </style:style>
    <style:style style:name="ro20" style:family="table-row">
      <style:table-row-properties style:row-height="2.531cm" fo:break-before="auto" style:use-optimal-row-height="false"/>
    </style:style>
    <style:style style:name="ro21" style:family="table-row">
      <style:table-row-properties style:row-height="0.473cm" fo:break-before="auto" style:use-optimal-row-height="false"/>
    </style:style>
    <style:style style:name="ro22" style:family="table-row">
      <style:table-row-properties style:row-height="0.485cm" fo:break-before="auto" style:use-optimal-row-height="false"/>
    </style:style>
    <style:style style:name="ro23" style:family="table-row">
      <style:table-row-properties style:row-height="0.891cm" fo:break-before="auto" style:use-optimal-row-height="false"/>
    </style:style>
    <style:style style:name="ro24" style:family="table-row">
      <style:table-row-properties style:row-height="1.526cm" fo:break-before="auto" style:use-optimal-row-height="true"/>
    </style:style>
    <style:style style:name="ro25" style:family="table-row">
      <style:table-row-properties style:row-height="0.841cm" fo:break-before="auto" style:use-optimal-row-height="true"/>
    </style:style>
    <style:style style:name="ro26" style:family="table-row">
      <style:table-row-properties style:row-height="1.173cm" fo:break-before="auto" style:use-optimal-row-height="false"/>
    </style:style>
    <style:style style:name="ro27" style:family="table-row">
      <style:table-row-properties style:row-height="0.788cm"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Sub-Category_20_Test_20_Headings" style:data-style-name="N0">
      <style:table-cell-properties style:cell-protect="protected" style:print-content="true" style:diagonal-bl-tr="none" style:diagonal-tl-br="none" fo:border="none"/>
    </style:style>
    <style:style style:name="ce15" style:family="table-cell" style:parent-style-name="Page_20_Summary_20_Content" style:data-style-name="N0">
      <style:table-cell-properties style:cell-protect="protected" style:print-content="true" style:diagonal-bl-tr="none" style:diagonal-tl-br="none" fo:border="none"/>
    </style:style>
    <style:style style:name="ce16" style:family="table-cell" style:parent-style-name="Default">
      <style:text-properties style:font-name="Arial" fo:font-size="9pt" fo:font-weight="normal" style:font-name-asian="Bitstream Vera Sans1" style:font-size-asian="9pt" style:font-weight-asian="normal" style:font-name-complex="Tahoma" style:font-size-complex="9pt" style:font-weight-complex="normal"/>
    </style:style>
    <style:style style:name="ce17" style:family="table-cell" style:parent-style-name="Default">
      <style:text-properties style:font-name="Arial" fo:font-size="9pt" style:font-name-asian="Bitstream Vera Sans1" style:font-size-asian="9pt" style:font-name-complex="Tahoma" style:font-size-complex="9pt"/>
    </style:style>
    <style:style style:name="ce18"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data-style-name="N10"/>
    <style:style style:name="ce20" style:family="table-cell" style:parent-style-name="Editable_20_Cell" style:data-style-name="N11">
      <style:table-cell-properties style:cell-protect="protected" style:print-content="true" style:diagonal-bl-tr="none" style:diagonal-tl-br="none" fo:border="none"/>
    </style:style>
    <style:style style:name="ce21" style:family="table-cell" style:parent-style-name="Total_20_Summary_20_Values" style:data-style-name="N11">
      <style:table-cell-properties style:cell-protect="protected" style:print-content="true" style:diagonal-bl-tr="none" style:diagonal-tl-br="none" fo:border="none"/>
    </style:style>
    <style:style style:name="ce22"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ext-properties style:font-name="Arial1" style:font-name-asian="Bitstream Vera Sans1" style:font-name-complex="Tahoma"/>
    </style:style>
    <style:style style:name="ce2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4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57" style:family="table-cell" style:parent-style-name="Default">
      <style:text-properties style:font-name="Arial1" fo:font-size="9pt" style:font-name-asian="Bitstream Vera Sans1" style:font-size-asian="9pt" style:font-name-complex="Tahoma" style:font-size-complex="9pt"/>
    </style:style>
    <style:style style:name="ce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1"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2" style:family="table-cell" style:parent-style-name="Category_20_Summary_20_Content" style:data-style-name="N0">
      <style:table-cell-properties style:cell-protect="protected" style:print-content="true" style:diagonal-bl-tr="none" style:diagonal-tl-br="none" fo:border="none"/>
    </style:style>
    <style:style style:name="ce6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6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6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7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1" table:row="52" table:table="2"/>
              <table:change-track-table-cell office:value-type="string">
                <text:p>Metric Name</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5" table:row="52" table:table="2"/>
              <table:change-track-table-cell office:value-type="string">
                <text:p>Weighted Scor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488"/>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483"/>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0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0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1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1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1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1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1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1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1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1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19" table:table="2"/>
          <office:change-info>
            <dc:creator>ricardo </dc:creator>
            <dc:date>2012-12-22T10:49:56</dc:date>
          </office:change-info>
          <table:previous>
            <table:change-track-table-cell table:cell-address="'Category Rating and Metrics'.F220" table:formula="of:=#REF!*#REF!" office:value-type="float" office:value="0"/>
          </table:previous>
        </table:cell-content-change>
        <table:deletion table:id="ct237" table:type="row" table:position="21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1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7" table:table="2"/>
          <office:change-info>
            <dc:creator>ricardo </dc:creator>
            <dc:date>2012-12-22T10:50:02</dc:date>
          </office:change-info>
          <table:previous>
            <table:change-track-table-cell/>
          </table:previous>
        </table:cell-content-change>
        <table:cell-content-change table:id="ct241">
          <table:cell-address table:column="1" table:row="20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ell-content-deletion>
              <table:cell-address table:column="4" table:row="127" table:table="2"/>
              <table:change-track-table-cell office:value-type="float" office:value="5"/>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user, admin, upgrading guides available in several formats</text:p>
              </table:change-track-table-cell>
            </table:cell-content-deletion>
            <table:cell-content-deletion>
              <table:cell-address table:column="4" table:row="127" table:table="2"/>
              <table:change-track-table-cell office:value-type="float" office:value="4"/>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Install/deploy and user guide available</text:p>
              </table:change-track-table-cell>
            </table:cell-content-deletion>
            <table:cell-content-deletion>
              <table:cell-address table:column="4" table:row="127" table:table="2"/>
              <table:change-track-table-cell office:value-type="float" office:value="3"/>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Only text based installation doc exist</text:p>
              </table:change-track-table-cell>
            </table:cell-content-deletion>
            <table:cell-content-deletion>
              <table:cell-address table:column="4" table:row="127" table:table="2"/>
              <table:change-track-table-cell office:value-type="float" office:value="2"/>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No proper doc. A README file doesn't count.</text:p>
              </table:change-track-table-cell>
            </table:cell-content-deletion>
            <table:cell-content-deletion>
              <table:cell-address table:column="4" table:row="127" table:table="2"/>
              <table:change-track-table-cell office:value-type="float" office:value="1"/>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 contribution framework</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 and it is edited / filtered by experts</text:p>
              </table:change-track-table-cell>
            </table:cell-content-deletion>
            <table:cell-content-deletion>
              <table:cell-address table:column="4" table:row="127" table:table="2"/>
              <table:change-track-table-cell office:value-type="float" office:value="5"/>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1" table:row="127" table:table="2"/>
              <table:change-track-table-cell office:value-type="string">
                <text:p>People are allowed to contribute</text:p>
              </table:change-track-table-cell>
            </table:cell-content-deletion>
            <table:cell-content-deletion>
              <table:cell-address table:column="4" table:row="127" table:table="2"/>
              <table:change-track-table-cell office:value-type="float" office:value="3"/>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1" table:row="127" table:table="2"/>
              <table:change-track-table-cell office:value-type="string">
                <text:p>Users cannot contribute</text:p>
              </table:change-track-table-cell>
            </table:cell-content-deletion>
            <table:cell-content-deletion>
              <table:cell-address table:column="4" table:row="127" table:table="2"/>
              <table:change-track-table-cell office:value-type="float" office:value="1"/>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1" table:row="18" table:table="1"/>
              <table:change-track-table-cell office:value-type="float" office:value="8"/>
            </table:cell-content-deletion>
            <table:cell-content-deletion>
              <table:cell-address table:column="2" table:row="18" table:table="1"/>
              <table:change-track-table-cell office:value-type="string">
                <text:p>Support</text:p>
              </table:change-track-table-cell>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9"/>
            </table:cell-content-deletion>
            <table:cell-content-deletion>
              <table:cell-address table:column="2" table:row="18" table:table="1"/>
              <table:change-track-table-cell office:value-type="string">
                <text:p>Documentation</text:p>
              </table:change-track-table-cell>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0"/>
            </table:cell-content-deletion>
            <table:cell-content-deletion>
              <table:cell-address table:column="2" table:row="18" table:table="1"/>
              <table:change-track-table-cell office:value-type="string">
                <text:p>Adoption</text:p>
              </table:change-track-table-cell>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1"/>
            </table:cell-content-deletion>
            <table:cell-content-deletion>
              <table:cell-address table:column="2" table:row="18" table:table="1"/>
              <table:change-track-table-cell office:value-type="string">
                <text:p>Community</text:p>
              </table:change-track-table-cell>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1" table:row="18" table:table="1"/>
              <table:change-track-table-cell office:value-type="float" office:value="12"/>
            </table:cell-content-deletion>
            <table:cell-content-deletion>
              <table:cell-address table:column="2" table:row="18" table:table="1"/>
              <table:change-track-table-cell office:value-type="string">
                <text:p>Professionalism</text:p>
              </table:change-track-table-cell>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Category Ranking'.B16]" office:value-type="float" office:value="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Reference deploymen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with publication of user’s size</text:p>
              </table:change-track-table-cell>
            </table:cell-content-deletion>
            <table:cell-content-deletion>
              <table:cell-address table:column="4" table:row="127" table:table="2"/>
              <table:change-track-table-cell office:value-type="float" office:value="5"/>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Designed for scalability</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some</text:p>
              </table:change-track-table-cell>
            </table:cell-content-deletion>
            <table:cell-content-deletion>
              <table:cell-address table:column="4" table:row="127" table:table="2"/>
              <table:change-track-table-cell office:value-type="float" office:value="3"/>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09"/>
            <table:cell-content-deletion table:id="ct3">
              <table:change-track-table-cell table:cell-address="'Category Rating and Metrics'.F128" table:formula="of:=SUM([.F131:.F172])" office:value-type="float" office:value="16.9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re<text:span text:style-name="T4"> there any 3rd party Plug-ins</text:span></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10</text:p>
              </table:change-track-table-cell>
            </table:cell-content-deletion>
            <table:cell-content-deletion>
              <table:cell-address table:column="4" table:row="127" table:table="2"/>
              <table:change-track-table-cell office:value-type="float" office:value="5"/>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6 to 10</text:p>
              </table:change-track-table-cell>
            </table:cell-content-deletion>
            <table:cell-content-deletion>
              <table:cell-address table:column="4" table:row="127" table:table="2"/>
              <table:change-track-table-cell office:value-type="float" office:value="4"/>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2 to 5</text:p>
              </table:change-track-table-cell>
            </table:cell-content-deletion>
            <table:cell-content-deletion>
              <table:cell-address table:column="4" table:row="127" table:table="2"/>
              <table:change-track-table-cell office:value-type="float" office:value="3"/>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1"/>
            </table:cell-content-deletion>
            <table:cell-content-deletion>
              <table:cell-address table:column="4" table:row="127" table:table="2"/>
              <table:change-track-table-cell office:value-type="float" office:value="2"/>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1" table:row="127" table:table="2"/>
              <table:change-track-table-cell office:value-type="float" office:value="0"/>
            </table:cell-content-deletion>
            <table:cell-content-deletion>
              <table:cell-address table:column="4" table:row="127" table:table="2"/>
              <table:change-track-table-cell office:value-type="float" office:value="1"/>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Public API / External Service </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extensive</text:p>
              </table:change-track-table-cell>
            </table:cell-content-deletion>
            <table:cell-content-deletion>
              <table:cell-address table:column="4" table:row="127" table:table="2"/>
              <table:change-track-table-cell office:value-type="float" office:value="5"/>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text:p>
              </table:change-track-table-cell>
            </table:cell-content-deletion>
            <table:cell-content-deletion>
              <table:cell-address table:column="4" table:row="127" table:table="2"/>
              <table:change-track-table-cell office:value-type="float" office:value="3"/>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Enable/disable features through configuration</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during runtime</text:p>
              </table:change-track-table-cell>
            </table:cell-content-deletion>
            <table:cell-content-deletion>
              <table:cell-address table:column="4" table:row="127" table:table="2"/>
              <table:change-track-table-cell office:value-type="float" office:value="5"/>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Yes, maybe compile time</text:p>
              </table:change-track-table-cell>
            </table:cell-content-deletion>
            <table:cell-content-deletion>
              <table:cell-address table:column="4" table:row="127" table:table="2"/>
              <table:change-track-table-cell office:value-type="float" office:value="3"/>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text:p>
              </table:change-track-table-cell>
            </table:cell-content-deletion>
            <table:cell-content-deletion>
              <table:cell-address table:column="4" table:row="127" table:table="2"/>
              <table:change-track-table-cell office:value-type="float" office:value="1"/>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0" table:row="127" table:table="2"/>
              <table:change-track-table-cell office:value-type="string">
                <text:p>Rank</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6" table:row="127" table:table="2"/>
              <table:change-track-table-cell office:value-type="string">
                <text:p>Weighted Rating</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0" table:row="127" table:table="2"/>
              <table:change-track-table-cell table:cell-address="'Category Rating and Metrics'.A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6" table:row="127" table:table="2"/>
              <table:change-track-table-cell table:cell-address="'Category Rating and Metrics'.G128" table:formula="of:=[.F128]*[.E128]"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verage volume of general mailing list in the last 6 months</text:p>
              </table:change-track-table-cell>
            </table:cell-content-deletion>
            <table:cell-content-deletion>
              <table:cell-address table:column="3" table:row="127" table:table="2"/>
              <table:change-track-table-cell office:value-type="float" office:value="0"/>
            </table:cell-content-deletion>
            <table:cell-content-deletion>
              <table:cell-address table:column="4" table:row="127" table:table="2"/>
              <table:change-track-table-cell office:value-type="float" office:value="0"/>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gt; 720 msg per month</text:p>
              </table:change-track-table-cell>
            </table:cell-content-deletion>
            <table:cell-content-deletion>
              <table:cell-address table:column="4" table:row="127" table:table="2"/>
              <table:change-track-table-cell office:value-type="float" office:value="5"/>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0 – 720) msg per month</text:p>
              </table:change-track-table-cell>
            </table:cell-content-deletion>
            <table:cell-content-deletion>
              <table:cell-address table:column="4" table:row="127" table:table="2"/>
              <table:change-track-table-cell office:value-type="float" office:value="4"/>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150 – 300) msg per month</text:p>
              </table:change-track-table-cell>
            </table:cell-content-deletion>
            <table:cell-content-deletion>
              <table:cell-address table:column="4" table:row="127" table:table="2"/>
              <table:change-track-table-cell office:value-type="float" office:value="3"/>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30 – 150) msg per month</text:p>
              </table:change-track-table-cell>
            </table:cell-content-deletion>
            <table:cell-content-deletion>
              <table:cell-address table:column="4" table:row="127" table:table="2"/>
              <table:change-track-table-cell office:value-type="float" office:value="2"/>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lt; 30 msg per month</text:p>
              </table:change-track-table-cell>
            </table:cell-content-deletion>
            <table:cell-content-deletion>
              <table:cell-address table:column="4" table:row="127" table:table="2"/>
              <table:change-track-table-cell office:value-type="float" office:value="1"/>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Metric Name</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5" table:row="127" table:table="2"/>
              <table:change-track-table-cell office:value-type="string">
                <text:p>Weighted Scor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Quality of professional support</text:p>
              </table:change-track-table-cell>
            </table:cell-content-deletion>
            <table:cell-content-deletion>
              <table:cell-address table:column="5" table:row="127" table:table="2"/>
              <table:change-track-table-cell table:cell-address="'Category Rating and Metrics'.F128" table:formula="of:=[.D128]*[.E128]" office:value-type="float" office:value="0"/>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Score Specification</text:p>
              </table:change-track-table-cell>
            </table:cell-content-deletion>
            <table:cell-content-deletion>
              <table:cell-address table:column="4" table:row="127" table:table="2"/>
              <table:change-track-table-cell office:value-type="string">
                <text:p>Score</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 troubleshooting + integration / customization support</text:p>
              </table:change-track-table-cell>
            </table:cell-content-deletion>
            <table:cell-content-deletion>
              <table:cell-address table:column="4" table:row="127" table:table="2"/>
              <table:change-track-table-cell office:value-type="float" office:value="5"/>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1" table:row="127" table:table="2"/>
              <table:change-track-table-cell office:value-type="string">
                <text:p>Installation support only</text:p>
              </table:change-track-table-cell>
            </table:cell-content-deletion>
            <table:cell-content-deletion>
              <table:cell-address table:column="4" table:row="127" table:table="2"/>
              <table:change-track-table-cell office:value-type="float" office:value="3"/>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1" table:row="127" table:table="2"/>
              <table:change-track-table-cell office:value-type="string">
                <text:p>No professional support</text:p>
              </table:change-track-table-cell>
            </table:cell-content-deletion>
            <table:cell-content-deletion>
              <table:cell-address table:column="4" table:row="127" table:table="2"/>
              <table:change-track-table-cell office:value-type="float" office:value="1"/>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04" table:table="2"/>
          <office:change-info>
            <dc:creator>ricardo </dc:creator>
            <dc:date>2012-12-22T11:03:40</dc:date>
          </office:change-info>
          <table:previous>
            <table:change-track-table-cell table:cell-address="'Category Rating and Metrics'.A20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open bugs for the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50</text:p>
              </table:change-track-table-cell>
            </table:cell-content-deletion>
            <table:cell-content-deletion>
              <table:cell-address table:column="4" table:row="103" table:table="2"/>
              <table:change-track-table-cell office:value-type="float" office:value="5"/>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 - 100 </text:p>
              </table:change-track-table-cell>
            </table:cell-content-deletion>
            <table:cell-content-deletion>
              <table:cell-address table:column="4" table:row="103" table:table="2"/>
              <table:change-track-table-cell office:value-type="float" office:value="4"/>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0 - 500</text:p>
              </table:change-track-table-cell>
            </table:cell-content-deletion>
            <table:cell-content-deletion>
              <table:cell-address table:column="4" table:row="103" table:table="2"/>
              <table:change-track-table-cell office:value-type="float" office:value="3"/>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00 - 1000</text:p>
              </table:change-track-table-cell>
            </table:cell-content-deletion>
            <table:cell-content-deletion>
              <table:cell-address table:column="4" table:row="103" table:table="2"/>
              <table:change-track-table-cell office:value-type="float" office:value="2"/>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1000</text:p>
              </table:change-track-table-cell>
            </table:cell-content-deletion>
            <table:cell-content-deletion>
              <table:cell-address table:column="4" table:row="103" table:table="2"/>
              <table:change-track-table-cell office:value-type="float" office:value="1"/>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bugs fixed in last 6 months (compared to # of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75%</text:p>
              </table:change-track-table-cell>
            </table:cell-content-deletion>
            <table:cell-content-deletion>
              <table:cell-address table:column="4" table:row="103" table:table="2"/>
              <table:change-track-table-cell office:value-type="float" office:value="5"/>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60% <text:s/>- 75%</text:p>
              </table:change-track-table-cell>
            </table:cell-content-deletion>
            <table:cell-content-deletion>
              <table:cell-address table:column="4" table:row="103" table:table="2"/>
              <table:change-track-table-cell office:value-type="float" office:value="4"/>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45% - 60%</text:p>
              </table:change-track-table-cell>
            </table:cell-content-deletion>
            <table:cell-content-deletion>
              <table:cell-address table:column="4" table:row="103" table:table="2"/>
              <table:change-track-table-cell office:value-type="float" office:value="3"/>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5% - 45%</text:p>
              </table:change-track-table-cell>
            </table:cell-content-deletion>
            <table:cell-content-deletion>
              <table:cell-address table:column="4" table:row="103" table:table="2"/>
              <table:change-track-table-cell office:value-type="float" office:value="2"/>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25%</text:p>
              </table:change-track-table-cell>
            </table:cell-content-deletion>
            <table:cell-content-deletion>
              <table:cell-address table:column="4" table:row="103" table:table="2"/>
              <table:change-track-table-cell office:value-type="float" office:value="1"/>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P1/critical bugs opened</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text:s/>5</text:p>
              </table:change-track-table-cell>
            </table:cell-content-deletion>
            <table:cell-content-deletion>
              <table:cell-address table:column="4" table:row="103" table:table="2"/>
              <table:change-track-table-cell office:value-type="float" office:value="4"/>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10</text:p>
              </table:change-track-table-cell>
            </table:cell-content-deletion>
            <table:cell-content-deletion>
              <table:cell-address table:column="4" table:row="103" table:table="2"/>
              <table:change-track-table-cell office:value-type="float" office:value="3"/>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0 - 20</text:p>
              </table:change-track-table-cell>
            </table:cell-content-deletion>
            <table:cell-content-deletion>
              <table:cell-address table:column="4" table:row="103" table:table="2"/>
              <table:change-track-table-cell office:value-type="float" office:value="2"/>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20</text:p>
              </table:change-track-table-cell>
            </table:cell-content-deletion>
            <table:cell-content-deletion>
              <table:cell-address table:column="4" table:row="103" table:table="2"/>
              <table:change-track-table-cell office:value-type="float" office:value="1"/>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Average bug age for P1 in last 6 months</text:p>
              </table:change-track-table-cell>
            </table:cell-content-deletion>
            <table:cell-content-deletion>
              <table:cell-address table:column="3" table:row="103" table:table="2"/>
              <table:change-track-table-cell office:value-type="float" office:value="0"/>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lt; 1 week</text:p>
              </table:change-track-table-cell>
            </table:cell-content-deletion>
            <table:cell-content-deletion>
              <table:cell-address table:column="4" table:row="103" table:table="2"/>
              <table:change-track-table-cell office:value-type="float" office:value="5"/>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 weeks</text:p>
              </table:change-track-table-cell>
            </table:cell-content-deletion>
            <table:cell-content-deletion>
              <table:cell-address table:column="4" table:row="103" table:table="2"/>
              <table:change-track-table-cell office:value-type="float" office:value="4"/>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2 - 3 weeks</text:p>
              </table:change-track-table-cell>
            </table:cell-content-deletion>
            <table:cell-content-deletion>
              <table:cell-address table:column="4" table:row="103" table:table="2"/>
              <table:change-track-table-cell office:value-type="float" office:value="3"/>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 weeks</text:p>
              </table:change-track-table-cell>
            </table:cell-content-deletion>
            <table:cell-content-deletion>
              <table:cell-address table:column="4" table:row="103" table:table="2"/>
              <table:change-track-table-cell office:value-type="float" office:value="2"/>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4 weeks</text:p>
              </table:change-track-table-cell>
            </table:cell-content-deletion>
            <table:cell-content-deletion>
              <table:cell-address table:column="4" table:row="103" table:table="2"/>
              <table:change-track-table-cell office:value-type="float" office:value="1"/>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0" table:row="103" table:table="2"/>
              <table:change-track-table-cell office:value-type="string">
                <text:p>Rank</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6" table:row="103" table:table="2"/>
              <table:change-track-table-cell office:value-type="string">
                <text:p>Weighted Rating</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0" table:row="103" table:table="2"/>
              <table:change-track-table-cell table:cell-address="'Category Rating and Metrics'.A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6" table:row="103" table:table="2"/>
              <table:change-track-table-cell table:cell-address="'Category Rating and Metrics'.G104" table:formula="of:=[.F104]*[.E104]" office:value-type="float" office:value="0"/>
            </table:cell-content-deletion>
            <table:change-deletion table:id="ct435"/>
            <table:cell-content-deletion table:id="ct2">
              <table:change-track-table-cell table:cell-address="'Category Rating and Metrics'.F104" table:formula="of:=SUM([.F106:.F145])"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ell-content-deletion>
              <table:cell-address table:column="3"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1 - 2</text:p>
              </table:change-track-table-cell>
            </table:cell-content-deletion>
            <table:cell-content-deletion>
              <table:cell-address table:column="4" table:row="103" table:table="2"/>
              <table:change-track-table-cell office:value-type="float" office:value="4"/>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3"/>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5 - 6</text:p>
              </table:change-track-table-cell>
            </table:cell-content-deletion>
            <table:cell-content-deletion>
              <table:cell-address table:column="4" table:row="103" table:table="2"/>
              <table:change-track-table-cell office:value-type="float" office:value="2"/>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6</text:p>
              </table:change-track-table-cell>
            </table:cell-content-deletion>
            <table:cell-content-deletion>
              <table:cell-address table:column="4" table:row="103" table:table="2"/>
              <table:change-track-table-cell office:value-type="float" office:value="1"/>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er <text:s/>of security vulnerabilities still open (unpatched)</text:p>
              </table:change-track-table-cell>
            </table:cell-content-deletion>
            <table:cell-content-deletion>
              <table:cell-address table:column="4" table:row="103" table:table="2"/>
              <table:change-track-table-cell office:value-type="float" office:value="0"/>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0"/>
            </table:cell-content-deletion>
            <table:cell-content-deletion>
              <table:cell-address table:column="4" table:row="103" table:table="2"/>
              <table:change-track-table-cell office:value-type="float" office:value="5"/>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1"/>
            </table:cell-content-deletion>
            <table:cell-content-deletion>
              <table:cell-address table:column="4" table:row="103" table:table="2"/>
              <table:change-track-table-cell office:value-type="float" office:value="4"/>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1" table:row="103" table:table="2"/>
              <table:change-track-table-cell office:value-type="float" office:value="2"/>
            </table:cell-content-deletion>
            <table:cell-content-deletion>
              <table:cell-address table:column="4" table:row="103" table:table="2"/>
              <table:change-track-table-cell office:value-type="float" office:value="3"/>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3 - 5</text:p>
              </table:change-track-table-cell>
            </table:cell-content-deletion>
            <table:cell-content-deletion>
              <table:cell-address table:column="4" table:row="103" table:table="2"/>
              <table:change-track-table-cell office:value-type="float" office:value="2"/>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gt; 5</text:p>
              </table:change-track-table-cell>
            </table:cell-content-deletion>
            <table:cell-content-deletion>
              <table:cell-address table:column="4" table:row="103" table:table="2"/>
              <table:change-track-table-cell office:value-type="float" office:value="1"/>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Metric Name</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5" table:row="103" table:table="2"/>
              <table:change-track-table-cell office:value-type="string">
                <text:p>Weighted Scor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umbIs there a dedicated information (web page, wiki, etc) for security?</text:p>
              </table:change-track-table-cell>
            </table:cell-content-deletion>
            <table:cell-content-deletion>
              <table:cell-address table:column="5" table:row="103" table:table="2"/>
              <table:change-track-table-cell table:cell-address="'Category Rating and Metrics'.F104" table:formula="of:=[.D104]*[.E104]" office:value-type="float" office:value="0"/>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 well maintained</text:p>
              </table:change-track-table-cell>
            </table:cell-content-deletion>
            <table:cell-content-deletion>
              <table:cell-address table:column="4" table:row="103" table:table="2"/>
              <table:change-track-table-cell office:value-type="float" office:value="5"/>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Yes</text:p>
              </table:change-track-table-cell>
            </table:cell-content-deletion>
            <table:cell-content-deletion>
              <table:cell-address table:column="4" table:row="103" table:table="2"/>
              <table:change-track-table-cell office:value-type="float" office:value="3"/>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1" table:row="103" table:table="2"/>
              <table:change-track-table-cell office:value-type="string">
                <text:p>No</text:p>
              </table:change-track-table-cell>
            </table:cell-content-deletion>
            <table:cell-content-deletion>
              <table:cell-address table:column="4" table:row="103" table:table="2"/>
              <table:change-track-table-cell office:value-type="float" office:value="1"/>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19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191" table:table="2"/>
          <office:change-info>
            <dc:creator>Ilias R.</dc:creator>
            <dc:date>2013-01-03T20:18:24</dc:date>
          </office:change-info>
          <table:previous>
            <table:change-track-table-cell/>
          </table:previous>
        </table:cell-content-change>
        <table:cell-content-change table:id="ct757">
          <table:cell-address table:column="1" table:row="20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0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1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1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9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14" table:table="2">
          <office:change-info>
            <dc:creator>Ilias R.</dc:creator>
            <dc:date>2013-01-03T23:09:12</dc:date>
          </office:change-info>
        </table:insertion>
        <table:deletion table:id="ct766" table:type="row" table:position="215" table:table="2">
          <office:change-info>
            <dc:creator>Ilias R.</dc:creator>
            <dc:date>2013-01-03T23:09:15</dc:date>
          </office:change-info>
        </table:deletion>
        <table:insertion table:id="ct767" table:type="row" table:position="21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1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09" table:table="2"/>
          <office:change-info>
            <dc:creator>Ilias R.</dc:creator>
            <dc:date>2013-01-03T23:09:25</dc:date>
          </office:change-info>
          <table:previous>
            <table:change-track-table-cell/>
          </table:previous>
        </table:cell-content-change>
        <table:cell-content-change table:id="ct770">
          <table:cell-address table:column="1" table:row="210" table:table="2"/>
          <office:change-info>
            <dc:creator>Ilias R.</dc:creator>
            <dc:date>2013-01-03T23:09:25</dc:date>
          </office:change-info>
          <table:previous>
            <table:change-track-table-cell/>
          </table:previous>
        </table:cell-content-change>
        <table:cell-content-change table:id="ct771">
          <table:cell-address table:column="1" table:row="211" table:table="2"/>
          <office:change-info>
            <dc:creator>Ilias R.</dc:creator>
            <dc:date>2013-01-03T23:09:25</dc:date>
          </office:change-info>
          <table:previous>
            <table:change-track-table-cell/>
          </table:previous>
        </table:cell-content-change>
        <table:cell-content-change table:id="ct772">
          <table:cell-address table:column="1" table:row="212" table:table="2"/>
          <office:change-info>
            <dc:creator>Ilias R.</dc:creator>
            <dc:date>2013-01-03T23:09:25</dc:date>
          </office:change-info>
          <table:previous>
            <table:change-track-table-cell/>
          </table:previous>
        </table:cell-content-change>
        <table:cell-content-change table:id="ct773">
          <table:cell-address table:column="1" table:row="213" table:table="2"/>
          <office:change-info>
            <dc:creator>Ilias R.</dc:creator>
            <dc:date>2013-01-03T23:09:25</dc:date>
          </office:change-info>
          <table:previous>
            <table:change-track-table-cell/>
          </table:previous>
        </table:cell-content-change>
        <table:cell-content-change table:id="ct774">
          <table:cell-address table:column="1" table:row="21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09" table:table="2"/>
          <office:change-info>
            <dc:creator>Ilias R.</dc:creator>
            <dc:date>2013-01-03T23:09:57</dc:date>
          </office:change-info>
          <table:previous>
            <table:change-track-table-cell/>
          </table:previous>
        </table:cell-content-change>
        <table:cell-content-change table:id="ct779">
          <table:cell-address table:column="3" table:row="210" table:table="2"/>
          <office:change-info>
            <dc:creator>Ilias R.</dc:creator>
            <dc:date>2013-01-03T23:09:57</dc:date>
          </office:change-info>
          <table:previous>
            <table:change-track-table-cell/>
          </table:previous>
        </table:cell-content-change>
        <table:cell-content-change table:id="ct780">
          <table:cell-address table:column="3" table:row="211" table:table="2"/>
          <office:change-info>
            <dc:creator>Ilias R.</dc:creator>
            <dc:date>2013-01-03T23:09:57</dc:date>
          </office:change-info>
          <table:previous>
            <table:change-track-table-cell/>
          </table:previous>
        </table:cell-content-change>
        <table:cell-content-change table:id="ct781">
          <table:cell-address table:column="3" table:row="212" table:table="2"/>
          <office:change-info>
            <dc:creator>Ilias R.</dc:creator>
            <dc:date>2013-01-03T23:09:57</dc:date>
          </office:change-info>
          <table:previous>
            <table:change-track-table-cell/>
          </table:previous>
        </table:cell-content-change>
        <table:cell-content-change table:id="ct782">
          <table:cell-address table:column="3" table:row="21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191" table:table="2"/>
          <office:change-info>
            <dc:creator>Ilias R.</dc:creator>
            <dc:date>2013-01-04T00:41:40</dc:date>
          </office:change-info>
          <table:previous>
            <table:change-track-table-cell/>
          </table:previous>
        </table:cell-content-change>
        <table:cell-content-change table:id="ct860">
          <table:cell-address table:column="5" table:row="209" table:table="2"/>
          <office:change-info>
            <dc:creator>Ilias R.</dc:creator>
            <dc:date>2013-01-04T00:42:05</dc:date>
          </office:change-info>
          <table:previous>
            <table:change-track-table-cell/>
          </table:previous>
        </table:cell-content-change>
        <table:cell-content-change table:id="ct861">
          <table:cell-address table:column="5" table:row="210" table:table="2"/>
          <office:change-info>
            <dc:creator>Ilias R.</dc:creator>
            <dc:date>2013-01-04T00:42:13</dc:date>
          </office:change-info>
          <table:previous>
            <table:change-track-table-cell/>
          </table:previous>
        </table:cell-content-change>
        <table:cell-content-change table:id="ct862">
          <table:cell-address table:column="5" table:row="211" table:table="2"/>
          <office:change-info>
            <dc:creator>Ilias R.</dc:creator>
            <dc:date>2013-01-04T00:42:21</dc:date>
          </office:change-info>
          <table:previous>
            <table:change-track-table-cell/>
          </table:previous>
        </table:cell-content-change>
        <table:cell-content-change table:id="ct863">
          <table:cell-address table:column="5" table:row="212" table:table="2"/>
          <office:change-info>
            <dc:creator>Ilias R.</dc:creator>
            <dc:date>2013-01-04T00:42:28</dc:date>
          </office:change-info>
          <table:previous>
            <table:change-track-table-cell/>
          </table:previous>
        </table:cell-content-change>
        <table:cell-content-change table:id="ct864">
          <table:cell-address table:column="5" table:row="21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8" table:table="2">
          <office:change-info>
            <dc:creator>ricardo </dc:creator>
            <dc:date>2013-01-04T17:07:47</dc:date>
          </office:change-info>
        </table:insertion>
        <table:cell-content-change table:id="ct1018">
          <table:cell-address table:column="4" table:row="20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0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09" table:table="2"/>
          <office:change-info>
            <dc:creator>ricardo </dc:creator>
            <dc:date>2013-01-04T17:09:24</dc:date>
          </office:change-info>
          <table:previous>
            <table:change-track-table-cell/>
          </table:previous>
        </table:cell-content-change>
        <table:cell-content-change table:id="ct1029">
          <table:cell-address table:column="4" table:row="210" table:table="2"/>
          <office:change-info>
            <dc:creator>ricardo </dc:creator>
            <dc:date>2013-01-04T17:09:29</dc:date>
          </office:change-info>
          <table:previous>
            <table:change-track-table-cell/>
          </table:previous>
        </table:cell-content-change>
        <table:cell-content-change table:id="ct1030">
          <table:cell-address table:column="4" table:row="211" table:table="2"/>
          <office:change-info>
            <dc:creator>ricardo </dc:creator>
            <dc:date>2013-01-04T17:09:31</dc:date>
          </office:change-info>
          <table:previous>
            <table:change-track-table-cell/>
          </table:previous>
        </table:cell-content-change>
        <table:cell-content-change table:id="ct1031">
          <table:cell-address table:column="4" table:row="212" table:table="2"/>
          <office:change-info>
            <dc:creator>ricardo </dc:creator>
            <dc:date>2013-01-04T17:09:41</dc:date>
          </office:change-info>
          <table:previous>
            <table:change-track-table-cell/>
          </table:previous>
        </table:cell-content-change>
        <table:cell-content-change table:id="ct1032">
          <table:cell-address table:column="4" table:row="213" table:table="2"/>
          <office:change-info>
            <dc:creator>ricardo </dc:creator>
            <dc:date>2013-01-04T17:09:42</dc:date>
          </office:change-info>
          <table:previous>
            <table:change-track-table-cell/>
          </table:previous>
        </table:cell-content-change>
        <table:cell-content-change table:id="ct1033">
          <table:cell-address table:column="4" table:row="204" table:table="2"/>
          <office:change-info>
            <dc:creator>ricardo </dc:creator>
            <dc:date>2013-01-04T17:09:54</dc:date>
          </office:change-info>
          <table:previous>
            <table:change-track-table-cell table:cell-address="'Category Rating and Metrics'.E205" table:formula="of:=#REF!" office:value-type="float" office:value="0"/>
          </table:previous>
        </table:cell-content-change>
        <table:cell-content-change table:id="ct1034">
          <table:cell-address table:column="5" table:row="204" table:table="2"/>
          <office:change-info>
            <dc:creator>ricardo </dc:creator>
            <dc:date>2013-01-04T17:19:49</dc:date>
          </office:change-info>
          <table:previous>
            <table:change-track-table-cell table:cell-address="'Category Rating and Metrics'.F205" table:formula="of:=SUM([.F208:.F215])" office:value-type="float" office:value="8.3"/>
          </table:previous>
        </table:cell-content-change>
        <table:cell-content-change table:id="ct1035">
          <table:cell-address table:column="4" table:row="21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19" table:table="2" table:multi-deletion-spanned="9">
          <office:change-info>
            <dc:creator>ricardo </dc:creator>
            <dc:date>2013-01-04T17:20:06</dc:date>
          </office:change-info>
          <table:deletions>
            <table:change-deletion table:id="ct238"/>
          </table:deletions>
        </table:deletion>
        <table:deletion table:id="ct1037"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Description</text:p>
              </table:change-track-table-cell>
            </table:cell-content-deletion>
            <table:change-deletion table:id="ct1036"/>
          </table:deletions>
        </table:deletion>
        <table:deletion table:id="ct1038"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19" table:table="2">
          <office:change-info>
            <dc:creator>ricardo </dc:creator>
            <dc:date>2013-01-04T17:20:06</dc:date>
          </office:change-info>
          <table:deletions>
            <table:change-deletion table:id="ct1038"/>
          </table:deletions>
        </table:deletion>
        <table:deletion table:id="ct1040" table:type="row" table:position="219" table:table="2">
          <office:change-info>
            <dc:creator>ricardo </dc:creator>
            <dc:date>2013-01-04T17:20:06</dc:date>
          </office:change-info>
          <table:deletions>
            <table:cell-content-deletion>
              <table:cell-address table:column="4" table:row="219" table:table="2"/>
              <table:change-track-table-cell office:value-type="string">
                <text:p>Score</text:p>
              </table:change-track-table-cell>
            </table:cell-content-deletion>
            <table:cell-content-deletion>
              <table:cell-address table:column="1" table:row="219" table:table="2"/>
              <table:change-track-table-cell office:value-type="string">
                <text:p>Test Score Specification</text:p>
              </table:change-track-table-cell>
            </table:cell-content-deletion>
            <table:change-deletion table:id="ct1039"/>
          </table:deletions>
        </table:deletion>
        <table:deletion table:id="ct1041"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5"/>
            </table:cell-content-deletion>
            <table:cell-content-deletion>
              <table:cell-address table:column="1" table:row="219" table:table="2"/>
              <table:change-track-table-cell office:value-type="string">
                <text:p>Only after being active outside committer for a while</text:p>
              </table:change-track-table-cell>
            </table:cell-content-deletion>
            <table:change-deletion table:id="ct1040"/>
          </table:deletions>
        </table:deletion>
        <table:deletion table:id="ct1042"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3"/>
            </table:cell-content-deletion>
            <table:cell-content-deletion>
              <table:cell-address table:column="1" table:row="219" table:table="2"/>
              <table:change-track-table-cell office:value-type="string">
                <text:p>Rather difficult, must contribute accepted patches for some time</text:p>
              </table:change-track-table-cell>
            </table:cell-content-deletion>
            <table:change-deletion table:id="ct1041"/>
          </table:deletions>
        </table:deletion>
        <table:deletion table:id="ct1043" table:type="row" table:position="219" table:table="2">
          <office:change-info>
            <dc:creator>ricardo </dc:creator>
            <dc:date>2013-01-04T17:20:06</dc:date>
          </office:change-info>
          <table:deletions>
            <table:cell-content-deletion>
              <table:cell-address table:column="4" table:row="219" table:table="2"/>
              <table:change-track-table-cell office:value-type="float" office:value="1"/>
            </table:cell-content-deletion>
            <table:cell-content-deletion>
              <table:cell-address table:column="1" table:row="219" table:table="2"/>
              <table:change-track-table-cell office:value-type="string">
                <text:p>Anyone can enter</text:p>
              </table:change-track-table-cell>
            </table:cell-content-deletion>
            <table:change-deletion table:id="ct1042"/>
          </table:deletions>
        </table:deletion>
        <table:deletion table:id="ct1044" table:type="row" table:position="219" table:table="2">
          <office:change-info>
            <dc:creator>ricardo </dc:creator>
            <dc:date>2013-01-04T17:20:06</dc:date>
          </office:change-info>
          <table:deletions>
            <table:change-deletion table:id="ct1043"/>
          </table:deletions>
        </table:deletion>
        <table:deletion table:id="ct1045" table:type="row" table:position="218" table:table="2" table:multi-deletion-spanned="5">
          <office:change-info>
            <dc:creator>ricardo </dc:creator>
            <dc:date>2013-01-04T17:20:34</dc:date>
          </office:change-info>
          <table:deletions>
            <table:cell-content-deletion>
              <table:cell-address table:column="4" table:row="218" table:table="2"/>
              <table:change-track-table-cell office:value-type="string">
                <text:p>Score</text:p>
              </table:change-track-table-cell>
            </table:cell-content-deletion>
            <table:cell-content-deletion>
              <table:cell-address table:column="1" table:row="218" table:table="2"/>
              <table:change-track-table-cell office:value-type="string">
                <text:p>Test Score Specification</text:p>
              </table:change-track-table-cell>
            </table:cell-content-deletion>
          </table:deletions>
        </table:deletion>
        <table:deletion table:id="ct1046"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5"/>
            </table:cell-content-deletion>
            <table:cell-content-deletion>
              <table:cell-address table:column="1" table:row="218" table:table="2"/>
              <table:change-track-table-cell office:value-type="string">
                <text:p>Independent foundation supported by corporations (apache / OSDL style)</text:p>
              </table:change-track-table-cell>
            </table:cell-content-deletion>
            <table:change-deletion table:id="ct1045"/>
          </table:deletions>
        </table:deletion>
        <table:deletion table:id="ct1047"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4"/>
            </table:cell-content-deletion>
            <table:cell-content-deletion>
              <table:cell-address table:column="1" table:row="218" table:table="2"/>
              <table:change-track-table-cell office:value-type="string">
                <text:p>Corporation (mysql style)</text:p>
              </table:change-track-table-cell>
            </table:cell-content-deletion>
            <table:change-deletion table:id="ct1046"/>
          </table:deletions>
        </table:deletion>
        <table:deletion table:id="ct1048"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2"/>
            </table:cell-content-deletion>
            <table:cell-content-deletion>
              <table:cell-address table:column="1" table:row="218" table:table="2"/>
              <table:change-track-table-cell office:value-type="string">
                <text:p>Groups</text:p>
              </table:change-track-table-cell>
            </table:cell-content-deletion>
            <table:change-deletion table:id="ct1047"/>
          </table:deletions>
        </table:deletion>
        <table:deletion table:id="ct1049" table:type="row" table:position="218" table:table="2">
          <office:change-info>
            <dc:creator>ricardo </dc:creator>
            <dc:date>2013-01-04T17:20:34</dc:date>
          </office:change-info>
          <table:deletions>
            <table:cell-content-deletion>
              <table:cell-address table:column="4" table:row="218" table:table="2"/>
              <table:change-track-table-cell office:value-type="float" office:value="1"/>
            </table:cell-content-deletion>
            <table:cell-content-deletion>
              <table:cell-address table:column="1" table:row="218" table:table="2"/>
              <table:change-track-table-cell office:value-type="string">
                <text:p>Individuals</text:p>
              </table:change-track-table-cell>
            </table:cell-content-deletion>
            <table:change-deletion table:id="ct1048"/>
          </table:deletions>
        </table:deletion>
        <table:deletion table:id="ct1050" table:type="row" table:position="202" table:table="2" table:multi-deletion-spanned="6">
          <office:change-info>
            <dc:creator>ricardo </dc:creator>
            <dc:date>2013-01-04T17:31:34</dc:date>
          </office:change-info>
          <table:deletions>
            <table:cell-content-deletion>
              <table:cell-address table:column="4" table:row="202" table:table="2"/>
              <table:change-track-table-cell office:value-type="string">
                <text:p>Score</text:p>
              </table:change-track-table-cell>
            </table:cell-content-deletion>
            <table:cell-content-deletion>
              <table:cell-address table:column="1" table:row="202" table:table="2"/>
              <table:change-track-table-cell office:value-type="string">
                <text:p>Test Score Specification</text:p>
              </table:change-track-table-cell>
            </table:cell-content-deletion>
          </table:deletions>
        </table:deletion>
        <table:deletion table:id="ct1051"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5"/>
            </table:cell-content-deletion>
            <table:cell-content-deletion>
              <table:cell-address table:column="1" table:row="202" table:table="2"/>
              <table:change-track-table-cell office:value-type="string">
                <text:p>&gt;= 50</text:p>
              </table:change-track-table-cell>
            </table:cell-content-deletion>
            <table:change-deletion table:id="ct1050"/>
          </table:deletions>
        </table:deletion>
        <table:deletion table:id="ct1052"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4"/>
            </table:cell-content-deletion>
            <table:cell-content-deletion>
              <table:cell-address table:column="1" table:row="202" table:table="2"/>
              <table:change-track-table-cell office:value-type="string">
                <text:p>[20 – 50)</text:p>
              </table:change-track-table-cell>
            </table:cell-content-deletion>
            <table:change-deletion table:id="ct1051"/>
          </table:deletions>
        </table:deletion>
        <table:deletion table:id="ct1053"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3"/>
            </table:cell-content-deletion>
            <table:cell-content-deletion>
              <table:cell-address table:column="1" table:row="202" table:table="2"/>
              <table:change-track-table-cell office:value-type="string">
                <text:p>[10 – 20)</text:p>
              </table:change-track-table-cell>
            </table:cell-content-deletion>
            <table:change-deletion table:id="ct1052"/>
          </table:deletions>
        </table:deletion>
        <table:deletion table:id="ct1054"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2"/>
            </table:cell-content-deletion>
            <table:cell-content-deletion>
              <table:cell-address table:column="1" table:row="202" table:table="2"/>
              <table:change-track-table-cell office:value-type="string">
                <text:p>[5 – 10)</text:p>
              </table:change-track-table-cell>
            </table:cell-content-deletion>
            <table:change-deletion table:id="ct1053"/>
          </table:deletions>
        </table:deletion>
        <table:deletion table:id="ct1055" table:type="row" table:position="202" table:table="2">
          <office:change-info>
            <dc:creator>ricardo </dc:creator>
            <dc:date>2013-01-04T17:31:34</dc:date>
          </office:change-info>
          <table:deletions>
            <table:cell-content-deletion>
              <table:cell-address table:column="4" table:row="202" table:table="2"/>
              <table:change-track-table-cell office:value-type="float" office:value="1"/>
            </table:cell-content-deletion>
            <table:cell-content-deletion>
              <table:cell-address table:column="1" table:row="202" table:table="2"/>
              <table:change-track-table-cell office:value-type="string">
                <text:p>&lt;5</text:p>
              </table:change-track-table-cell>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4" table:row="172" table:table="2"/>
              <table:change-track-table-cell office:value-type="string">
                <text:p>Score</text:p>
              </table:change-track-table-cell>
            </table:cell-content-deletion>
            <table:cell-content-deletion>
              <table:cell-address table:column="1" table:row="172" table:table="2"/>
              <table:change-track-table-cell office:value-type="string">
                <text:p>Test Score Specification</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5"/>
            </table:cell-content-deletion>
            <table:cell-content-deletion>
              <table:cell-address table:column="1" table:row="172" table:table="2"/>
              <table:change-track-table-cell office:value-type="string">
                <text:p>&gt; 720 msg per month</text:p>
              </table:change-track-table-cell>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4"/>
            </table:cell-content-deletion>
            <table:cell-content-deletion>
              <table:cell-address table:column="1" table:row="172" table:table="2"/>
              <table:change-track-table-cell office:value-type="string">
                <text:p>[300 – 720) msg per month</text:p>
              </table:change-track-table-cell>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3"/>
            </table:cell-content-deletion>
            <table:cell-content-deletion>
              <table:cell-address table:column="1" table:row="172" table:table="2"/>
              <table:change-track-table-cell office:value-type="string">
                <text:p>[150 – 300) msg per month</text:p>
              </table:change-track-table-cell>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2"/>
            </table:cell-content-deletion>
            <table:cell-content-deletion>
              <table:cell-address table:column="1" table:row="172" table:table="2"/>
              <table:change-track-table-cell office:value-type="string">
                <text:p>[30 – 150) msg per month</text:p>
              </table:change-track-table-cell>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4" table:row="172" table:table="2"/>
              <table:change-track-table-cell office:value-type="float" office:value="1"/>
            </table:cell-content-deletion>
            <table:cell-content-deletion>
              <table:cell-address table:column="1" table:row="172" table:table="2"/>
              <table:change-track-table-cell office:value-type="string">
                <text:p>&lt; 30 msg per month</text:p>
              </table:change-track-table-cell>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1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19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190" table:table="2"/>
          <office:change-info>
            <dc:creator>ricardo </dc:creator>
            <dc:date>2013-01-04T17:45:37</dc:date>
          </office:change-info>
          <table:previous>
            <table:change-track-table-cell/>
          </table:previous>
        </table:cell-content-change>
        <table:cell-content-change table:id="ct1154">
          <table:cell-address table:column="3" table:row="190" table:table="2"/>
          <office:change-info>
            <dc:creator>ricardo </dc:creator>
            <dc:date>2013-01-04T17:45:37</dc:date>
          </office:change-info>
          <table:previous>
            <table:change-track-table-cell/>
          </table:previous>
        </table:cell-content-change>
        <table:cell-content-change table:id="ct1155">
          <table:cell-address table:column="4" table:row="190" table:table="2"/>
          <office:change-info>
            <dc:creator>ricardo </dc:creator>
            <dc:date>2013-01-04T17:45:37</dc:date>
          </office:change-info>
          <table:previous>
            <table:change-track-table-cell/>
          </table:previous>
        </table:cell-content-change>
        <table:cell-content-change table:id="ct1156">
          <table:cell-address table:column="5" table:row="190" table:table="2"/>
          <office:change-info>
            <dc:creator>ricardo </dc:creator>
            <dc:date>2013-01-04T17:45:37</dc:date>
          </office:change-info>
          <table:previous>
            <table:change-track-table-cell/>
          </table:previous>
        </table:cell-content-change>
        <table:cell-content-change table:id="ct1157">
          <table:cell-address table:column="1" table:row="18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8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Simple &amp; Intuitive, information is well organized, no manual required</text:p>
              </table:change-track-table-cell>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Takes little time to learn, information somewhat organized, some use of the manual</text:p>
              </table:change-track-table-cell>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Complex, too much information, no obvious organization, cannot use without a manual</text:p>
              </table:change-track-table-cell>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4" table:row="52" table:table="2"/>
              <table:change-track-table-cell office:value-type="string">
                <text:p>Score</text:p>
              </table:change-track-table-cell>
            </table:cell-content-deletion>
            <table:cell-content-deletion>
              <table:cell-address table:column="1" table:row="52" table:table="2"/>
              <table:change-track-table-cell office:value-type="string">
                <text:p>Test Score Specification</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5"/>
            </table:cell-content-deletion>
            <table:cell-content-deletion>
              <table:cell-address table:column="1" table:row="52" table:table="2"/>
              <table:change-track-table-cell office:value-type="string">
                <text:p>&lt; 10 minutes</text:p>
              </table:change-track-table-cell>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4"/>
            </table:cell-content-deletion>
            <table:cell-content-deletion>
              <table:cell-address table:column="1" table:row="52" table:table="2"/>
              <table:change-track-table-cell office:value-type="string">
                <text:p>10 - 30 <text:s/>minutes</text:p>
              </table:change-track-table-cell>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3"/>
            </table:cell-content-deletion>
            <table:cell-content-deletion>
              <table:cell-address table:column="1" table:row="52" table:table="2"/>
              <table:change-track-table-cell office:value-type="string">
                <text:p>30 min - 1 <text:s/>hour</text:p>
              </table:change-track-table-cell>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2"/>
            </table:cell-content-deletion>
            <table:cell-content-deletion>
              <table:cell-address table:column="1" table:row="52" table:table="2"/>
              <table:change-track-table-cell office:value-type="string">
                <text:p>1 - 4 hours</text:p>
              </table:change-track-table-cell>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4" table:row="52" table:table="2"/>
              <table:change-track-table-cell office:value-type="float" office:value="1"/>
            </table:cell-content-deletion>
            <table:cell-content-deletion>
              <table:cell-address table:column="1" table:row="52" table:table="2"/>
              <table:change-track-table-cell office:value-type="string">
                <text:p>&gt; 4 hours</text:p>
              </table:change-track-table-cell>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0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4" table:row="93" table:table="2"/>
              <table:change-track-table-cell office:value-type="string">
                <text:p>Score</text:p>
              </table:change-track-table-cell>
            </table:cell-content-deletion>
            <table:cell-content-deletion>
              <table:cell-address table:column="1" table:row="93" table:table="2"/>
              <table:change-track-table-cell office:value-type="string">
                <text:p>Test Score Specification</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5"/>
            </table:cell-content-deletion>
            <table:cell-content-deletion>
              <table:cell-address table:column="1" table:row="93" table:table="2"/>
              <table:change-track-table-cell office:value-type="float" office:value="2"/>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3"/>
            </table:cell-content-deletion>
            <table:cell-content-deletion>
              <table:cell-address table:column="1" table:row="93" table:table="2"/>
              <table:change-track-table-cell office:value-type="string">
                <text:p>1 or 3</text:p>
              </table:change-track-table-cell>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4" table:row="93" table:table="2"/>
              <table:change-track-table-cell office:value-type="float" office:value="1"/>
            </table:cell-content-deletion>
            <table:cell-content-deletion>
              <table:cell-address table:column="1" table:row="93" table:table="2"/>
              <table:change-track-table-cell office:value-type="string">
                <text:p>0 or &gt;3</text:p>
              </table:change-track-table-cell>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4" table:row="145" table:table="2"/>
              <table:change-track-table-cell office:value-type="string">
                <text:p>Score</text:p>
              </table:change-track-table-cell>
            </table:cell-content-deletion>
            <table:cell-content-deletion>
              <table:cell-address table:column="1" table:row="145" table:table="2"/>
              <table:change-track-table-cell office:value-type="string">
                <text:p>Test Score Specification</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5"/>
            </table:cell-content-deletion>
            <table:cell-content-deletion>
              <table:cell-address table:column="1" table:row="145" table:table="2"/>
              <table:change-track-table-cell office:value-type="string">
                <text:p>&gt;=15</text:p>
              </table:change-track-table-cell>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4"/>
            </table:cell-content-deletion>
            <table:cell-content-deletion>
              <table:cell-address table:column="1" table:row="145" table:table="2"/>
              <table:change-track-table-cell office:value-type="string">
                <text:p>[6 – 15)</text:p>
              </table:change-track-table-cell>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3"/>
            </table:cell-content-deletion>
            <table:cell-content-deletion>
              <table:cell-address table:column="1" table:row="145" table:table="2"/>
              <table:change-track-table-cell office:value-type="string">
                <text:p>[3 – 6)</text:p>
              </table:change-track-table-cell>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2"/>
            </table:cell-content-deletion>
            <table:cell-content-deletion>
              <table:cell-address table:column="1" table:row="145" table:table="2"/>
              <table:change-track-table-cell office:value-type="string">
                <text:p>[1 – 3)</text:p>
              </table:change-track-table-cell>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4" table:row="145" table:table="2"/>
              <table:change-track-table-cell office:value-type="float" office:value="1"/>
            </table:cell-content-deletion>
            <table:cell-content-deletion>
              <table:cell-address table:column="1" table:row="145" table:table="2"/>
              <table:change-track-table-cell office:value-type="float" office:value="0"/>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3 - 4</text:p>
              </table:change-track-table-cell>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 - 2, or 5 - 6</text:p>
              </table:change-track-table-cell>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0 or &gt; 6</text:p>
              </table:change-track-table-cell>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4" table:row="116" table:table="2"/>
              <table:change-track-table-cell office:value-type="string">
                <text:p>Score</text:p>
              </table:change-track-table-cell>
            </table:cell-content-deletion>
            <table:cell-content-deletion>
              <table:cell-address table:column="1" table:row="116" table:table="2"/>
              <table:change-track-table-cell office:value-type="string">
                <text:p>Test Score Specification</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5"/>
            </table:cell-content-deletion>
            <table:cell-content-deletion>
              <table:cell-address table:column="1" table:row="116" table:table="2"/>
              <table:change-track-table-cell office:value-type="string">
                <text:p>Yes, with good results</text:p>
              </table:change-track-table-cell>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3"/>
            </table:cell-content-deletion>
            <table:cell-content-deletion>
              <table:cell-address table:column="1" table:row="116" table:table="2"/>
              <table:change-track-table-cell office:value-type="string">
                <text:p>Yes</text:p>
              </table:change-track-table-cell>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4" table:row="116" table:table="2"/>
              <table:change-track-table-cell office:value-type="float" office:value="1"/>
            </table:cell-content-deletion>
            <table:cell-content-deletion>
              <table:cell-address table:column="1" table:row="116" table:table="2"/>
              <table:change-track-table-cell office:value-type="string">
                <text:p>No</text:p>
              </table:change-track-table-cell>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4" table:row="126" table:table="2"/>
              <table:change-track-table-cell office:value-type="string">
                <text:p>Score</text:p>
              </table:change-track-table-cell>
            </table:cell-content-deletion>
            <table:cell-content-deletion>
              <table:cell-address table:column="1" table:row="126" table:table="2"/>
              <table:change-track-table-cell office:value-type="string">
                <text:p>Test Score Specification</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3"/>
            </table:cell-content-deletion>
            <table:cell-content-deletion>
              <table:cell-address table:column="1" table:row="126" table:table="2"/>
              <table:change-track-table-cell office:value-type="string">
                <text:p>Yes, Some</text:p>
              </table:change-track-table-cell>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1"/>
            </table:cell-content-deletion>
            <table:cell-content-deletion>
              <table:cell-address table:column="1" table:row="126" table:table="2"/>
              <table:change-track-table-cell office:value-type="string">
                <text:p>No</text:p>
              </table:change-track-table-cell>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1" table:table="2"/>
          <office:change-info>
            <dc:creator>ricardo </dc:creator>
            <dc:date>2013-01-04T19:27:00</dc:date>
          </office:change-info>
          <table:previous>
            <table:change-track-table-cell/>
          </table:previous>
        </table:cell-content-change>
        <table:cell-content-change table:id="ct1300">
          <table:cell-address table:column="4" table:row="19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8" table:table="2"/>
          <office:change-info>
            <dc:creator>ricardo </dc:creator>
            <dc:date>2013-01-07T11:28:20</dc:date>
          </office:change-info>
          <table:previous>
            <table:change-track-table-cell/>
          </table:previous>
        </table:cell-content-change>
        <table:insertion table:id="ct1441" table:type="row" table:position="20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0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199" table:table="2">
          <office:change-info>
            <dc:creator>ricardo </dc:creator>
            <dc:date>2013-01-07T11:28:28</dc:date>
          </office:change-info>
          <table:dependencies>
            <table:dependency table:id="ct1455"/>
            <table:dependency table:id="ct1450"/>
          </table:dependencies>
        </table:insertion>
        <table:insertion table:id="ct1444" table:type="row" table:position="198" table:table="2">
          <office:change-info>
            <dc:creator>ricardo </dc:creator>
            <dc:date>2013-01-07T11:28:30</dc:date>
          </office:change-info>
          <table:dependencies>
            <table:dependency table:id="ct1454"/>
            <table:dependency table:id="ct1449"/>
          </table:dependencies>
        </table:insertion>
        <table:insertion table:id="ct1445" table:type="row" table:position="19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19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196" table:table="2"/>
          <office:change-info>
            <dc:creator>ricardo </dc:creator>
            <dc:date>2013-01-07T11:28:35</dc:date>
          </office:change-info>
          <table:previous>
            <table:change-track-table-cell/>
          </table:previous>
        </table:cell-content-change>
        <table:cell-content-change table:id="ct1448">
          <table:cell-address table:column="1" table:row="197" table:table="2"/>
          <office:change-info>
            <dc:creator>ricardo </dc:creator>
            <dc:date>2013-01-07T11:28:35</dc:date>
          </office:change-info>
          <table:previous>
            <table:change-track-table-cell/>
          </table:previous>
        </table:cell-content-change>
        <table:cell-content-change table:id="ct1449">
          <table:cell-address table:column="1" table:row="198" table:table="2"/>
          <office:change-info>
            <dc:creator>ricardo </dc:creator>
            <dc:date>2013-01-07T11:28:35</dc:date>
          </office:change-info>
          <table:previous>
            <table:change-track-table-cell/>
          </table:previous>
        </table:cell-content-change>
        <table:cell-content-change table:id="ct1450">
          <table:cell-address table:column="1" table:row="199" table:table="2"/>
          <office:change-info>
            <dc:creator>ricardo </dc:creator>
            <dc:date>2013-01-07T11:28:35</dc:date>
          </office:change-info>
          <table:previous>
            <table:change-track-table-cell/>
          </table:previous>
        </table:cell-content-change>
        <table:cell-content-change table:id="ct1451">
          <table:cell-address table:column="1" table:row="200" table:table="2"/>
          <office:change-info>
            <dc:creator>ricardo </dc:creator>
            <dc:date>2013-01-07T11:28:35</dc:date>
          </office:change-info>
          <table:previous>
            <table:change-track-table-cell/>
          </table:previous>
        </table:cell-content-change>
        <table:cell-content-change table:id="ct1452">
          <table:cell-address table:column="4" table:row="196" table:table="2"/>
          <office:change-info>
            <dc:creator>ricardo </dc:creator>
            <dc:date>2013-01-07T11:28:35</dc:date>
          </office:change-info>
          <table:previous>
            <table:change-track-table-cell/>
          </table:previous>
        </table:cell-content-change>
        <table:cell-content-change table:id="ct1453">
          <table:cell-address table:column="4" table:row="197" table:table="2"/>
          <office:change-info>
            <dc:creator>ricardo </dc:creator>
            <dc:date>2013-01-07T11:28:35</dc:date>
          </office:change-info>
          <table:previous>
            <table:change-track-table-cell/>
          </table:previous>
        </table:cell-content-change>
        <table:cell-content-change table:id="ct1454">
          <table:cell-address table:column="4" table:row="198" table:table="2"/>
          <office:change-info>
            <dc:creator>ricardo </dc:creator>
            <dc:date>2013-01-07T11:28:35</dc:date>
          </office:change-info>
          <table:previous>
            <table:change-track-table-cell/>
          </table:previous>
        </table:cell-content-change>
        <table:cell-content-change table:id="ct1455">
          <table:cell-address table:column="4" table:row="199" table:table="2"/>
          <office:change-info>
            <dc:creator>ricardo </dc:creator>
            <dc:date>2013-01-07T11:28:35</dc:date>
          </office:change-info>
          <table:previous>
            <table:change-track-table-cell/>
          </table:previous>
        </table:cell-content-change>
        <table:cell-content-change table:id="ct1456">
          <table:cell-address table:column="4" table:row="200" table:table="2"/>
          <office:change-info>
            <dc:creator>ricardo </dc:creator>
            <dc:date>2013-01-07T11:28:35</dc:date>
          </office:change-info>
          <table:previous>
            <table:change-track-table-cell/>
          </table:previous>
        </table:cell-content-change>
        <table:cell-content-change table:id="ct1457">
          <table:cell-address table:column="1" table:row="19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1" table:table="2"/>
          <office:change-info>
            <dc:creator>ricardo </dc:creator>
            <dc:date>2013-01-07T11:28:58</dc:date>
          </office:change-info>
          <table:previous>
            <table:change-track-table-cell/>
          </table:previous>
        </table:cell-content-change>
        <table:cell-content-change table:id="ct1460">
          <table:cell-address table:column="4" table:row="201" table:table="2"/>
          <office:change-info>
            <dc:creator>ricardo </dc:creator>
            <dc:date>2013-01-07T11:28:58</dc:date>
          </office:change-info>
          <table:previous>
            <table:change-track-table-cell/>
          </table:previous>
        </table:cell-content-change>
        <table:cell-content-change table:id="ct1461">
          <table:cell-address table:column="1" table:row="20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0" table:table="2"/>
          <office:change-info>
            <dc:creator>ricardo </dc:creator>
            <dc:date>2013-01-07T11:29:47</dc:date>
          </office:change-info>
          <table:previous>
            <table:change-track-table-cell/>
          </table:previous>
        </table:cell-content-change>
        <table:cell-content-change table:id="ct1466">
          <table:cell-address table:column="4" table:row="19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8" table:table="2"/>
          <office:change-info>
            <dc:creator>ricardo </dc:creator>
            <dc:date>2013-01-07T11:30:34</dc:date>
          </office:change-info>
          <table:previous>
            <table:change-track-table-cell/>
          </table:previous>
        </table:cell-content-change>
        <table:cell-content-change table:id="ct1470">
          <table:cell-address table:column="1" table:row="219" table:table="2"/>
          <office:change-info>
            <dc:creator>ricardo </dc:creator>
            <dc:date>2013-01-07T11:30:34</dc:date>
          </office:change-info>
          <table:previous>
            <table:change-track-table-cell/>
          </table:previous>
        </table:cell-content-change>
        <table:cell-content-change table:id="ct1471">
          <table:cell-address table:column="1" table:row="220" table:table="2"/>
          <office:change-info>
            <dc:creator>ricardo </dc:creator>
            <dc:date>2013-01-07T11:30:34</dc:date>
          </office:change-info>
          <table:previous>
            <table:change-track-table-cell/>
          </table:previous>
        </table:cell-content-change>
        <table:cell-content-change table:id="ct1472">
          <table:cell-address table:column="1" table:row="221" table:table="2"/>
          <office:change-info>
            <dc:creator>ricardo </dc:creator>
            <dc:date>2013-01-07T11:30:34</dc:date>
          </office:change-info>
          <table:previous>
            <table:change-track-table-cell/>
          </table:previous>
        </table:cell-content-change>
        <table:cell-content-change table:id="ct1473">
          <table:cell-address table:column="1" table:row="222" table:table="2"/>
          <office:change-info>
            <dc:creator>ricardo </dc:creator>
            <dc:date>2013-01-07T11:30:34</dc:date>
          </office:change-info>
          <table:previous>
            <table:change-track-table-cell/>
          </table:previous>
        </table:cell-content-change>
        <table:cell-content-change table:id="ct1474">
          <table:cell-address table:column="4" table:row="218" table:table="2"/>
          <office:change-info>
            <dc:creator>ricardo </dc:creator>
            <dc:date>2013-01-07T11:30:34</dc:date>
          </office:change-info>
          <table:previous>
            <table:change-track-table-cell/>
          </table:previous>
        </table:cell-content-change>
        <table:cell-content-change table:id="ct1475">
          <table:cell-address table:column="4" table:row="219" table:table="2"/>
          <office:change-info>
            <dc:creator>ricardo </dc:creator>
            <dc:date>2013-01-07T11:30:34</dc:date>
          </office:change-info>
          <table:previous>
            <table:change-track-table-cell/>
          </table:previous>
        </table:cell-content-change>
        <table:cell-content-change table:id="ct1476">
          <table:cell-address table:column="4" table:row="220" table:table="2"/>
          <office:change-info>
            <dc:creator>ricardo </dc:creator>
            <dc:date>2013-01-07T11:30:34</dc:date>
          </office:change-info>
          <table:previous>
            <table:change-track-table-cell/>
          </table:previous>
        </table:cell-content-change>
        <table:cell-content-change table:id="ct1477">
          <table:cell-address table:column="4" table:row="221" table:table="2"/>
          <office:change-info>
            <dc:creator>ricardo </dc:creator>
            <dc:date>2013-01-07T11:30:34</dc:date>
          </office:change-info>
          <table:previous>
            <table:change-track-table-cell/>
          </table:previous>
        </table:cell-content-change>
        <table:cell-content-change table:id="ct1478">
          <table:cell-address table:column="4" table:row="22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0" table:table="2"/>
          <office:change-info>
            <dc:creator>ricardo </dc:creator>
            <dc:date>2013-01-10T08:46:06</dc:date>
          </office:change-info>
          <table:previous table:id="ct204">
            <table:change-track-table-cell office:value-type="float" office:value="0"/>
          </table:previous>
        </table:cell-content-change>
        <table:cell-content-change table:id="ct1484">
          <table:cell-address table:column="5" table:row="164" table:table="2"/>
          <office:change-info>
            <dc:creator>ricardo </dc:creator>
            <dc:date>2013-01-10T08:46:35</dc:date>
          </office:change-info>
          <table:previous>
            <table:change-track-table-cell table:cell-address="'Category Rating and Metrics'.F165" table:formula="of:=SUM([.F168:.F196])" office:value-type="float" office:value="8.45"/>
          </table:previous>
        </table:cell-content-change>
        <table:cell-content-change table:id="ct1485">
          <table:cell-address table:column="5" table:row="164" table:table="2"/>
          <office:change-info>
            <dc:creator>ricardo </dc:creator>
            <dc:date>2013-01-10T08:46:55</dc:date>
          </office:change-info>
          <table:previous table:id="ct1484">
            <table:change-track-table-cell/>
          </table:previous>
        </table:cell-content-change>
        <table:cell-content-change table:id="ct1486">
          <table:cell-address table:column="3" table:row="167" table:table="2"/>
          <office:change-info>
            <dc:creator>ricardo </dc:creator>
            <dc:date>2013-01-10T08:48:09</dc:date>
          </office:change-info>
          <table:previous>
            <table:change-track-table-cell office:value-type="float" office:value="0"/>
          </table:previous>
        </table:cell-content-change>
        <table:cell-content-change table:id="ct1487">
          <table:cell-address table:column="3" table:row="167" table:table="2"/>
          <office:change-info>
            <dc:creator>ricardo </dc:creator>
            <dc:date>2013-01-10T08:48:13</dc:date>
          </office:change-info>
          <table:previous table:id="ct1486">
            <table:change-track-table-cell office:value-type="float" office:value="15"/>
          </table:previous>
        </table:cell-content-change>
        <table:cell-content-change table:id="ct1488">
          <table:cell-address table:column="3" table:row="174" table:table="2"/>
          <office:change-info>
            <dc:creator>ricardo </dc:creator>
            <dc:date>2013-01-10T08:48:18</dc:date>
          </office:change-info>
          <table:previous table:id="ct1293">
            <table:change-track-table-cell office:value-type="float" office:value="0.3"/>
          </table:previous>
        </table:cell-content-change>
        <table:cell-content-change table:id="ct1489">
          <table:cell-address table:column="3" table:row="167" table:table="2"/>
          <office:change-info>
            <dc:creator>ricardo </dc:creator>
            <dc:date>2013-01-10T08:48:26</dc:date>
          </office:change-info>
          <table:previous table:id="ct1487">
            <table:change-track-table-cell office:value-type="float" office:value="0.15"/>
          </table:previous>
        </table:cell-content-change>
        <table:cell-content-change table:id="ct1490">
          <table:cell-address table:column="4" table:row="167" table:table="2"/>
          <office:change-info>
            <dc:creator>ricardo </dc:creator>
            <dc:date>2013-01-10T08:48:47</dc:date>
          </office:change-info>
          <table:previous>
            <table:change-track-table-cell office:value-type="float" office:value="0"/>
          </table:previous>
        </table:cell-content-change>
        <table:cell-content-change table:id="ct1491">
          <table:cell-address table:column="1" table:row="8" table:table="2"/>
          <office:change-info>
            <dc:creator>ricardo </dc:creator>
            <dc:date>2013-01-10T09:08:16</dc:date>
          </office:change-info>
          <table:previous>
            <table:change-track-table-cell office:value-type="string">
              <text:p>Functionality</text:p>
            </table:change-track-table-cell>
          </table:previous>
        </table:cell-content-change>
        <table:cell-content-change table:id="ct1492">
          <table:cell-address table:column="4" table:row="10" table:table="1"/>
          <office:change-info>
            <dc:creator>ricardo </dc:creator>
            <dc:date>2013-01-10T11:26:27</dc:date>
          </office:change-info>
          <table:previous>
            <table:change-track-table-cell/>
          </table:previous>
        </table:cell-content-change>
        <table:cell-content-change table:id="ct1493">
          <table:cell-address table:column="5" table:row="10" table:table="1"/>
          <office:change-info>
            <dc:creator>ricardo </dc:creator>
            <dc:date>2013-01-10T11:26:27</dc:date>
          </office:change-info>
          <table:previous>
            <table:change-track-table-cell/>
          </table:previous>
        </table:cell-content-change>
        <table:cell-content-change table:id="ct1494">
          <table:cell-address table:column="6" table:row="2" table:table="2"/>
          <office:change-info>
            <dc:creator>ricardo </dc:creator>
            <dc:date>2013-01-10T11:26:34</dc:date>
          </office:change-info>
          <table:previous>
            <table:change-track-table-cell office:value-type="string">
              <text:p>BRR</text:p>
            </table:change-track-table-cell>
          </table:previous>
        </table:cell-content-change>
        <table:cell-content-change table:id="ct1495">
          <table:cell-address table:column="5" table:row="19" table:table="1"/>
          <office:change-info>
            <dc:creator>ricardo </dc:creator>
            <dc:date>2013-01-10T11:26:41</dc:date>
          </office:change-info>
          <table:previous>
            <table:change-track-table-cell/>
          </table:previous>
        </table:cell-content-change>
        <table:cell-content-change table:id="ct1496">
          <table:cell-address table:column="4" table:row="11" table:table="1"/>
          <office:change-info>
            <dc:creator>ricardo </dc:creator>
            <dc:date>2013-01-10T11:26:53</dc:date>
          </office:change-info>
          <table:previous table:id="ct97">
            <table:change-track-table-cell/>
          </table:previous>
        </table:cell-content-change>
        <table:cell-content-change table:id="ct1497">
          <table:cell-address table:column="4" table:row="12" table:table="1"/>
          <office:change-info>
            <dc:creator>ricardo </dc:creator>
            <dc:date>2013-01-10T11:27:03</dc:date>
          </office:change-info>
          <table:previous table:id="ct98">
            <table:change-track-table-cell/>
          </table:previous>
        </table:cell-content-change>
        <table:cell-content-change table:id="ct1498">
          <table:cell-address table:column="4" table:row="13" table:table="1"/>
          <office:change-info>
            <dc:creator>ricardo </dc:creator>
            <dc:date>2013-01-10T11:27:05</dc:date>
          </office:change-info>
          <table:previous table:id="ct99">
            <table:change-track-table-cell/>
          </table:previous>
        </table:cell-content-change>
        <table:cell-content-change table:id="ct1499">
          <table:cell-address table:column="4" table:row="14" table:table="1"/>
          <office:change-info>
            <dc:creator>ricardo </dc:creator>
            <dc:date>2013-01-10T11:27:06</dc:date>
          </office:change-info>
          <table:previous table:id="ct100">
            <table:change-track-table-cell/>
          </table:previous>
        </table:cell-content-change>
        <table:cell-content-change table:id="ct1500">
          <table:cell-address table:column="4" table:row="15" table:table="1"/>
          <office:change-info>
            <dc:creator>ricardo </dc:creator>
            <dc:date>2013-01-10T11:27:08</dc:date>
          </office:change-info>
          <table:previous table:id="ct101">
            <table:change-track-table-cell/>
          </table:previous>
        </table:cell-content-change>
        <table:cell-content-change table:id="ct1501">
          <table:cell-address table:column="4" table:row="16" table:table="1"/>
          <office:change-info>
            <dc:creator>ricardo </dc:creator>
            <dc:date>2013-01-10T11:27:10</dc:date>
          </office:change-info>
          <table:previous table:id="ct102">
            <table:change-track-table-cell/>
          </table:previous>
        </table:cell-content-change>
        <table:cell-content-change table:id="ct1502">
          <table:cell-address table:column="4" table:row="17" table:table="1"/>
          <office:change-info>
            <dc:creator>ricardo </dc:creator>
            <dc:date>2013-01-10T11:27:13</dc:date>
          </office:change-info>
          <table:previous table:id="ct103">
            <table:change-track-table-cell/>
          </table:previous>
        </table:cell-content-change>
        <table:cell-content-change table:id="ct1503">
          <table:cell-address table:column="5" table:row="11" table:table="1"/>
          <office:change-info>
            <dc:creator>ricardo </dc:creator>
            <dc:date>2013-01-10T11:27:33</dc:date>
          </office:change-info>
          <table:previous>
            <table:change-track-table-cell/>
          </table:previous>
        </table:cell-content-change>
        <table:cell-content-change table:id="ct1504">
          <table:cell-address table:column="5" table:row="12" table:table="1"/>
          <office:change-info>
            <dc:creator>ricardo </dc:creator>
            <dc:date>2013-01-10T11:27:36</dc:date>
          </office:change-info>
          <table:previous>
            <table:change-track-table-cell/>
          </table:previous>
        </table:cell-content-change>
        <table:cell-content-change table:id="ct1505">
          <table:cell-address table:column="5" table:row="13" table:table="1"/>
          <office:change-info>
            <dc:creator>ricardo </dc:creator>
            <dc:date>2013-01-10T11:27:36</dc:date>
          </office:change-info>
          <table:previous>
            <table:change-track-table-cell/>
          </table:previous>
        </table:cell-content-change>
        <table:cell-content-change table:id="ct1506">
          <table:cell-address table:column="5" table:row="14" table:table="1"/>
          <office:change-info>
            <dc:creator>ricardo </dc:creator>
            <dc:date>2013-01-10T11:27:36</dc:date>
          </office:change-info>
          <table:previous>
            <table:change-track-table-cell/>
          </table:previous>
        </table:cell-content-change>
        <table:cell-content-change table:id="ct1507">
          <table:cell-address table:column="5" table:row="15" table:table="1"/>
          <office:change-info>
            <dc:creator>ricardo </dc:creator>
            <dc:date>2013-01-10T11:27:36</dc:date>
          </office:change-info>
          <table:previous>
            <table:change-track-table-cell/>
          </table:previous>
        </table:cell-content-change>
        <table:cell-content-change table:id="ct1508">
          <table:cell-address table:column="5" table:row="16" table:table="1"/>
          <office:change-info>
            <dc:creator>ricardo </dc:creator>
            <dc:date>2013-01-10T11:27:36</dc:date>
          </office:change-info>
          <table:previous>
            <table:change-track-table-cell/>
          </table:previous>
        </table:cell-content-change>
        <table:cell-content-change table:id="ct1509">
          <table:cell-address table:column="5" table:row="17" table:table="1"/>
          <office:change-info>
            <dc:creator>ricardo </dc:creator>
            <dc:date>2013-01-10T11:27:36</dc:date>
          </office:change-info>
          <table:previous>
            <table:change-track-table-cell/>
          </table:previous>
        </table:cell-content-change>
        <table:cell-content-change table:id="ct1510">
          <table:cell-address table:column="5" table:row="20" table:table="1"/>
          <office:change-info>
            <dc:creator>ricardo </dc:creator>
            <dc:date>2013-01-10T11:27:48</dc:date>
          </office:change-info>
          <table:previous>
            <table:change-track-table-cell/>
          </table:previous>
        </table:cell-content-change>
        <table:cell-content-change table:id="ct1511">
          <table:cell-address table:column="4" table:row="12" table:table="1"/>
          <office:change-info>
            <dc:creator>ricardo </dc:creator>
            <dc:date>2013-01-10T11:28:04</dc:date>
          </office:change-info>
          <table:previous table:id="ct1497">
            <table:change-track-table-cell table:cell-address="'Category Ranking'.E13" table:formula="of:=['Category Rating and Metrics'.F9]" office:value-type="float" office:value="4.14"/>
          </table:previous>
        </table:cell-content-change>
        <table:cell-content-change table:id="ct1512">
          <table:cell-address table:column="4" table:row="13" table:table="1"/>
          <office:change-info>
            <dc:creator>ricardo </dc:creator>
            <dc:date>2013-01-10T11:28:08</dc:date>
          </office:change-info>
          <table:previous table:id="ct1498">
            <table:change-track-table-cell table:cell-address="'Category Ranking'.E14" table:formula="of:=['Category Rating and Metrics'.F9]" office:value-type="float" office:value="4.14"/>
          </table:previous>
        </table:cell-content-change>
        <table:cell-content-change table:id="ct1513">
          <table:cell-address table:column="4" table:row="14" table:table="1"/>
          <office:change-info>
            <dc:creator>ricardo </dc:creator>
            <dc:date>2013-01-10T11:28:30</dc:date>
          </office:change-info>
          <table:previous table:id="ct1499">
            <table:change-track-table-cell table:cell-address="'Category Ranking'.E15" table:formula="of:=['Category Rating and Metrics'.F9]" office:value-type="float" office:value="4.14"/>
          </table:previous>
        </table:cell-content-change>
        <table:cell-content-change table:id="ct1514">
          <table:cell-address table:column="4" table:row="15" table:table="1"/>
          <office:change-info>
            <dc:creator>ricardo </dc:creator>
            <dc:date>2013-01-10T11:28:34</dc:date>
          </office:change-info>
          <table:previous table:id="ct1500">
            <table:change-track-table-cell table:cell-address="'Category Ranking'.E16" table:formula="of:=['Category Rating and Metrics'.F9]" office:value-type="float" office:value="4.14"/>
          </table:previous>
        </table:cell-content-change>
        <table:cell-content-change table:id="ct1515">
          <table:cell-address table:column="4" table:row="16" table:table="1"/>
          <office:change-info>
            <dc:creator>ricardo </dc:creator>
            <dc:date>2013-01-10T11:28:47</dc:date>
          </office:change-info>
          <table:previous table:id="ct1501">
            <table:change-track-table-cell table:cell-address="'Category Ranking'.E17" table:formula="of:=['Category Rating and Metrics'.F9]" office:value-type="float" office:value="4.14"/>
          </table:previous>
        </table:cell-content-change>
        <table:cell-content-change table:id="ct1516">
          <table:cell-address table:column="4" table:row="17" table:table="1"/>
          <office:change-info>
            <dc:creator>ricardo </dc:creator>
            <dc:date>2013-01-10T11:28:51</dc:date>
          </office:change-info>
          <table:previous table:id="ct1502">
            <table:change-track-table-cell table:cell-address="'Category Ranking'.E18" table:formula="of:=['Category Rating and Metrics'.F9]" office:value-type="float" office:value="4.14"/>
          </table:previous>
        </table:cell-content-change>
        <table:cell-content-change table:id="ct1517">
          <table:cell-address table:column="6" table:row="3" table:table="2"/>
          <office:change-info>
            <dc:creator>ricardo </dc:creator>
            <dc:date>2013-01-10T11:30:34</dc:date>
          </office:change-info>
          <table:previous>
            <table:change-track-table-cell table:cell-address="'Category Rating and Metrics'.G4" table:formula="of:=SUM([.G12:.G205])" office:value-type="float" office:value="3.66015"/>
          </table:previous>
        </table:cell-content-change>
        <table:cell-content-change table:id="ct1518">
          <table:cell-address table:column="5" table:row="22" table:table="1"/>
          <office:change-info>
            <dc:creator>ricardo </dc:creator>
            <dc:date>2013-01-10T11:31:36</dc:date>
          </office:change-info>
          <table:previous>
            <table:change-track-table-cell/>
          </table:previous>
        </table:cell-content-change>
        <table:cell-content-change table:id="ct1519">
          <table:cell-address table:column="5" table:row="22" table:table="1"/>
          <office:change-info>
            <dc:creator>ricardo </dc:creator>
            <dc:date>2013-01-10T11:31:42</dc:date>
          </office:change-info>
          <table:previous table:id="ct1518">
            <table:change-track-table-cell office:value-type="string">
              <text:p>Metric Result</text:p>
            </table:change-track-table-cell>
          </table:previous>
        </table:cell-content-change>
        <table:cell-content-change table:id="ct1520">
          <table:cell-address table:column="5" table:row="23" table:table="1"/>
          <office:change-info>
            <dc:creator>ricardo </dc:creator>
            <dc:date>2013-01-10T11:31:55</dc:date>
          </office:change-info>
          <table:previous>
            <table:change-track-table-cell/>
          </table:previous>
        </table:cell-content-change>
        <table:cell-content-change table:id="ct1521">
          <table:cell-address table:column="5" table:row="22" table:table="1"/>
          <office:change-info>
            <dc:creator>ricardo </dc:creator>
            <dc:date>2013-01-10T11:32:10</dc:date>
          </office:change-info>
          <table:previous table:id="ct1519">
            <table:change-track-table-cell office:value-type="string">
              <text:p>Total Result</text:p>
            </table:change-track-table-cell>
          </table:previous>
        </table:cell-content-change>
        <table:movement table:id="ct1522">
          <table:source-range-address table:start-column="7" table:start-row="19" table:start-table="1" table:end-column="7" table:end-row="20" table:end-table="1"/>
          <table:target-range-address table:start-column="5" table:start-row="22" table:start-table="1" table:end-column="5" table:end-row="23" table:end-table="1"/>
          <office:change-info>
            <dc:creator>ricardo </dc:creator>
            <dc:date>2013-01-10T11:33:44</dc:date>
          </office:change-info>
        </table:movement>
        <table:cell-content-change table:id="ct1523">
          <table:cell-address table:column="1" table:row="5" table:table="1"/>
          <office:change-info>
            <dc:creator>ricardo </dc:creator>
            <dc:date>2013-01-10T11:34:25</dc:date>
          </office:change-info>
          <table:previous>
            <table:change-track-table-cell office:value-type="string">
              <text:p>Component Name: &lt;Enter a component&gt;</text:p>
            </table:change-track-table-cell>
          </table:previous>
        </table:cell-content-change>
        <table:cell-content-change table:id="ct1524">
          <table:cell-address table:column="1" table:row="6" table:table="1"/>
          <office:change-info>
            <dc:creator>ricardo </dc:creator>
            <dc:date>2013-01-10T11:34:32</dc:date>
          </office:change-info>
          <table:previous>
            <table:change-track-table-cell office:value-type="string">
              <text:p>Component type: &lt;Enter a component type&gt;</text:p>
            </table:change-track-table-cell>
          </table:previous>
        </table:cell-content-change>
        <table:cell-content-change table:id="ct1525">
          <table:cell-address table:column="1" table:row="5" table:table="1"/>
          <office:change-info>
            <dc:creator>ricardo </dc:creator>
            <dc:date>2013-01-10T11:34:48</dc:date>
          </office:change-info>
          <table:previous table:id="ct1523">
            <table:change-track-table-cell office:value-type="string">
              <text:p>Component Name: SCM – VCS</text:p>
            </table:change-track-table-cell>
          </table:previous>
        </table:cell-content-change>
        <table:cell-content-change table:id="ct1526">
          <table:cell-address table:column="1" table:row="6" table:table="1"/>
          <office:change-info>
            <dc:creator>ricardo </dc:creator>
            <dc:date>2013-01-10T11:34:53</dc:date>
          </office:change-info>
          <table:previous table:id="ct1524">
            <table:change-track-table-cell office:value-type="string">
              <text:p>Component type: Subversion</text:p>
            </table:change-track-table-cell>
          </table:previous>
        </table:cell-content-change>
        <table:cell-content-change table:id="ct1527">
          <table:cell-address table:column="1" table:row="7" table:table="1"/>
          <office:change-info>
            <dc:creator>ricardo </dc:creator>
            <dc:date>2013-01-10T11:34:55</dc:date>
          </office:change-info>
          <table:previous>
            <table:change-track-table-cell office:value-type="string">
              <text:p>Usage Setting: &lt;Enter a usage setting&gt;</text:p>
            </table:change-track-table-cell>
          </table:previous>
        </table:cell-content-change>
        <table:cell-content-change table:id="ct1528">
          <table:cell-address table:column="1" table:row="28" table:table="1"/>
          <office:change-info>
            <dc:creator>ricardo </dc:creator>
            <dc:date>2013-01-10T11:37:22</dc:date>
          </office:change-info>
          <table:previous>
            <table:change-track-table-cell/>
          </table:previous>
        </table:cell-content-change>
        <table:cell-content-change table:id="ct1529">
          <table:cell-address table:column="1" table:row="29" table:table="1"/>
          <office:change-info>
            <dc:creator>ricardo </dc:creator>
            <dc:date>2013-01-10T11:37:22</dc:date>
          </office:change-info>
          <table:previous>
            <table:change-track-table-cell/>
          </table:previous>
        </table:cell-content-change>
        <table:cell-content-change table:id="ct1530">
          <table:cell-address table:column="1" table:row="30" table:table="1"/>
          <office:change-info>
            <dc:creator>ricardo </dc:creator>
            <dc:date>2013-01-10T11:37:22</dc:date>
          </office:change-info>
          <table:previous>
            <table:change-track-table-cell/>
          </table:previous>
        </table:cell-content-change>
        <table:cell-content-change table:id="ct1531">
          <table:cell-address table:column="1" table:row="31" table:table="1"/>
          <office:change-info>
            <dc:creator>ricardo </dc:creator>
            <dc:date>2013-01-10T11:37:22</dc:date>
          </office:change-info>
          <table:previous>
            <table:change-track-table-cell/>
          </table:previous>
        </table:cell-content-change>
        <table:cell-content-change table:id="ct1532">
          <table:cell-address table:column="1" table:row="32" table:table="1"/>
          <office:change-info>
            <dc:creator>ricardo </dc:creator>
            <dc:date>2013-01-10T11:37:22</dc:date>
          </office:change-info>
          <table:previous>
            <table:change-track-table-cell/>
          </table:previous>
        </table:cell-content-change>
        <table:cell-content-change table:id="ct1533">
          <table:cell-address table:column="1" table:row="33" table:table="1"/>
          <office:change-info>
            <dc:creator>ricardo </dc:creator>
            <dc:date>2013-01-10T11:37:22</dc:date>
          </office:change-info>
          <table:previous>
            <table:change-track-table-cell/>
          </table:previous>
        </table:cell-content-change>
        <table:cell-content-change table:id="ct1534">
          <table:cell-address table:column="2" table:row="28" table:table="1"/>
          <office:change-info>
            <dc:creator>ricardo </dc:creator>
            <dc:date>2013-01-10T11:37:22</dc:date>
          </office:change-info>
          <table:previous>
            <table:change-track-table-cell/>
          </table:previous>
        </table:cell-content-change>
        <table:cell-content-change table:id="ct1535">
          <table:cell-address table:column="2" table:row="29" table:table="1"/>
          <office:change-info>
            <dc:creator>ricardo </dc:creator>
            <dc:date>2013-01-10T11:37:22</dc:date>
          </office:change-info>
          <table:previous>
            <table:change-track-table-cell/>
          </table:previous>
        </table:cell-content-change>
        <table:cell-content-change table:id="ct1536">
          <table:cell-address table:column="2" table:row="30" table:table="1"/>
          <office:change-info>
            <dc:creator>ricardo </dc:creator>
            <dc:date>2013-01-10T11:37:22</dc:date>
          </office:change-info>
          <table:previous>
            <table:change-track-table-cell/>
          </table:previous>
        </table:cell-content-change>
        <table:cell-content-change table:id="ct1537">
          <table:cell-address table:column="2" table:row="31" table:table="1"/>
          <office:change-info>
            <dc:creator>ricardo </dc:creator>
            <dc:date>2013-01-10T11:37:22</dc:date>
          </office:change-info>
          <table:previous>
            <table:change-track-table-cell/>
          </table:previous>
        </table:cell-content-change>
        <table:cell-content-change table:id="ct1538">
          <table:cell-address table:column="2" table:row="32" table:table="1"/>
          <office:change-info>
            <dc:creator>ricardo </dc:creator>
            <dc:date>2013-01-10T11:37:22</dc:date>
          </office:change-info>
          <table:previous>
            <table:change-track-table-cell/>
          </table:previous>
        </table:cell-content-change>
        <table:cell-content-change table:id="ct1539">
          <table:cell-address table:column="2" table:row="33" table:table="1"/>
          <office:change-info>
            <dc:creator>ricardo </dc:creator>
            <dc:date>2013-01-10T11:37:22</dc:date>
          </office:change-info>
          <table:previous>
            <table:change-track-table-cell/>
          </table:previous>
        </table:cell-content-change>
        <table:cell-content-change table:id="ct1540">
          <table:cell-address table:column="3" table:row="28" table:table="1"/>
          <office:change-info>
            <dc:creator>ricardo </dc:creator>
            <dc:date>2013-01-10T11:37:22</dc:date>
          </office:change-info>
          <table:previous>
            <table:change-track-table-cell/>
          </table:previous>
        </table:cell-content-change>
        <table:cell-content-change table:id="ct1541">
          <table:cell-address table:column="3" table:row="29" table:table="1"/>
          <office:change-info>
            <dc:creator>ricardo </dc:creator>
            <dc:date>2013-01-10T11:37:22</dc:date>
          </office:change-info>
          <table:previous>
            <table:change-track-table-cell/>
          </table:previous>
        </table:cell-content-change>
        <table:cell-content-change table:id="ct1542">
          <table:cell-address table:column="3" table:row="30" table:table="1"/>
          <office:change-info>
            <dc:creator>ricardo </dc:creator>
            <dc:date>2013-01-10T11:37:22</dc:date>
          </office:change-info>
          <table:previous>
            <table:change-track-table-cell/>
          </table:previous>
        </table:cell-content-change>
        <table:cell-content-change table:id="ct1543">
          <table:cell-address table:column="3" table:row="31" table:table="1"/>
          <office:change-info>
            <dc:creator>ricardo </dc:creator>
            <dc:date>2013-01-10T11:37:22</dc:date>
          </office:change-info>
          <table:previous>
            <table:change-track-table-cell/>
          </table:previous>
        </table:cell-content-change>
        <table:cell-content-change table:id="ct1544">
          <table:cell-address table:column="3" table:row="32" table:table="1"/>
          <office:change-info>
            <dc:creator>ricardo </dc:creator>
            <dc:date>2013-01-10T11:37:22</dc:date>
          </office:change-info>
          <table:previous>
            <table:change-track-table-cell/>
          </table:previous>
        </table:cell-content-change>
        <table:cell-content-change table:id="ct1545">
          <table:cell-address table:column="3" table:row="33" table:table="1"/>
          <office:change-info>
            <dc:creator>ricardo </dc:creator>
            <dc:date>2013-01-10T11:37:22</dc:date>
          </office:change-info>
          <table:previous>
            <table:change-track-table-cell/>
          </table:previous>
        </table:cell-content-change>
        <table:cell-content-change table:id="ct1546">
          <table:cell-address table:column="3" table:row="28" table:table="1"/>
          <office:change-info>
            <dc:creator>ricardo </dc:creator>
            <dc:date>2013-01-10T11:38:03</dc:date>
          </office:change-info>
          <table:previous table:id="ct1540">
            <table:change-track-table-cell office:value-type="string">
              <text:p>Score</text:p>
            </table:change-track-table-cell>
          </table:previous>
        </table:cell-content-change>
        <table:cell-content-change table:id="ct1547">
          <table:cell-address table:column="3" table:row="29" table:table="1"/>
          <office:change-info>
            <dc:creator>ricardo </dc:creator>
            <dc:date>2013-01-10T11:38:03</dc:date>
          </office:change-info>
          <table:previous table:id="ct1541">
            <table:change-track-table-cell office:value-type="float" office:value="1"/>
          </table:previous>
        </table:cell-content-change>
        <table:cell-content-change table:id="ct1548">
          <table:cell-address table:column="3" table:row="30" table:table="1"/>
          <office:change-info>
            <dc:creator>ricardo </dc:creator>
            <dc:date>2013-01-10T11:38:03</dc:date>
          </office:change-info>
          <table:previous table:id="ct1542">
            <table:change-track-table-cell office:value-type="float" office:value="2"/>
          </table:previous>
        </table:cell-content-change>
        <table:cell-content-change table:id="ct1549">
          <table:cell-address table:column="3" table:row="31" table:table="1"/>
          <office:change-info>
            <dc:creator>ricardo </dc:creator>
            <dc:date>2013-01-10T11:38:03</dc:date>
          </office:change-info>
          <table:previous table:id="ct1543">
            <table:change-track-table-cell office:value-type="float" office:value="3"/>
          </table:previous>
        </table:cell-content-change>
        <table:cell-content-change table:id="ct1550">
          <table:cell-address table:column="3" table:row="32" table:table="1"/>
          <office:change-info>
            <dc:creator>ricardo </dc:creator>
            <dc:date>2013-01-10T11:38:03</dc:date>
          </office:change-info>
          <table:previous table:id="ct1544">
            <table:change-track-table-cell office:value-type="float" office:value="4"/>
          </table:previous>
        </table:cell-content-change>
        <table:cell-content-change table:id="ct1551">
          <table:cell-address table:column="3" table:row="33" table:table="1"/>
          <office:change-info>
            <dc:creator>ricardo </dc:creator>
            <dc:date>2013-01-10T11:38:03</dc:date>
          </office:change-info>
          <table:previous table:id="ct1545">
            <table:change-track-table-cell office:value-type="float" office:value="5"/>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248"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Subversion</text:p>
          </table:table-cell>
          <table:covered-table-cell table:number-columns-repeated="2" table:style-name="ce15"/>
          <table:table-cell table:number-columns-repeated="252"/>
        </table:table-row>
        <table:table-row table:style-name="ro8">
          <table:table-cell table:style-name="ce6"/>
          <table:table-cell table:style-name="ce9" office:value-type="string" table:number-columns-spanned="3" table:number-rows-spanned="1">
            <text:p>Component type: Version Control System</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Version Control System</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50"/>
        </table:table-row>
        <table:table-row table:style-name="ro1">
          <table:table-cell/>
          <table:table-cell table:style-name="ce12" office:value-type="float" office:value="1">
            <text:p>1</text:p>
          </table:table-cell>
          <table:table-cell office:value-type="string">
            <text:p>Initial Analysis</text:p>
          </table:table-cell>
          <table:table-cell table:style-name="ce20" office:value-type="percentage" office:value="0.13">
            <text:p>13,00%</text:p>
          </table:table-cell>
          <table:table-cell table:formula="of:=['Category Rating and Metrics'.F9]" office:value-type="float" office:value="4.14">
            <text:p>4,14</text:p>
          </table:table-cell>
          <table:table-cell table:formula="of:=[.D12]*[.E12]" office:value-type="float" office:value="0.5382">
            <text:p>0,54</text:p>
          </table:table-cell>
          <table:table-cell table:number-columns-repeated="250"/>
        </table:table-row>
        <table:table-row table:style-name="ro1">
          <table:table-cell/>
          <table:table-cell table:style-name="ce12" office:value-type="float" office:value="2">
            <text:p>2</text:p>
          </table:table-cell>
          <table:table-cell office:value-type="string">
            <text:p>Functionality</text:p>
          </table:table-cell>
          <table:table-cell table:style-name="ce20" office:value-type="percentage" office:value="0.12">
            <text:p>12,00%</text:p>
          </table:table-cell>
          <table:table-cell table:style-name="ce23" table:formula="of:=['Category Rating and Metrics'.F34]" office:value-type="float" office:value="4.37">
            <text:p>4,37</text:p>
          </table:table-cell>
          <table:table-cell table:formula="of:=[.D13]*[.E13]" office:value-type="float" office:value="0.5244">
            <text:p>0,52</text:p>
          </table:table-cell>
          <table:table-cell table:number-columns-repeated="250"/>
        </table:table-row>
        <table:table-row table:style-name="ro1">
          <table:table-cell/>
          <table:table-cell table:style-name="ce12" office:value-type="float" office:value="3">
            <text:p>3</text:p>
          </table:table-cell>
          <table:table-cell table:style-name="ce16" office:value-type="string">
            <text:p>Usability</text:p>
          </table:table-cell>
          <table:table-cell table:style-name="ce20" office:value-type="percentage" office:value="0.14">
            <text:p>14,00%</text:p>
          </table:table-cell>
          <table:table-cell table:style-name="ce23" table:formula="of:=['Category Rating and Metrics'.F76]" office:value-type="float" office:value="4.67">
            <text:p>4,67</text:p>
          </table:table-cell>
          <table:table-cell table:formula="of:=[.D14]*[.E14]" office:value-type="float" office:value="0.6538">
            <text:p>0,65</text:p>
          </table:table-cell>
          <table:table-cell table:number-columns-repeated="250"/>
        </table:table-row>
        <table:table-row table:style-name="ro1">
          <table:table-cell/>
          <table:table-cell table:style-name="ce12" office:value-type="float" office:value="4">
            <text:p>4</text:p>
          </table:table-cell>
          <table:table-cell table:style-name="ce17" office:value-type="string">
            <text:p>Robustness</text:p>
          </table:table-cell>
          <table:table-cell table:style-name="ce20" office:value-type="percentage" office:value="0.17">
            <text:p>17,00%</text:p>
          </table:table-cell>
          <table:table-cell table:style-name="ce23" table:formula="of:=['Category Rating and Metrics'.F105]" office:value-type="float" office:value="4.46">
            <text:p>4,46</text:p>
          </table:table-cell>
          <table:table-cell table:formula="of:=[.D15]*[.E15]" office:value-type="float" office:value="0.7582">
            <text:p>0,76</text:p>
          </table:table-cell>
          <table:table-cell table:number-columns-repeated="250"/>
        </table:table-row>
        <table:table-row table:style-name="ro1">
          <table:table-cell/>
          <table:table-cell table:style-name="ce12" office:value-type="float" office:value="5">
            <text:p>5</text:p>
          </table:table-cell>
          <table:table-cell office:value-type="string">
            <text:p>Development</text:p>
          </table:table-cell>
          <table:table-cell table:style-name="ce20" office:value-type="percentage" office:value="0.15">
            <text:p>15,00%</text:p>
          </table:table-cell>
          <table:table-cell table:style-name="ce23" table:formula="of:=['Category Rating and Metrics'.F129]" office:value-type="float" office:value="4.355">
            <text:p>4,36</text:p>
          </table:table-cell>
          <table:table-cell table:formula="of:=[.D16]*[.E16]" office:value-type="float" office:value="0.65325">
            <text:p>0,65</text:p>
          </table:table-cell>
          <table:table-cell table:number-columns-repeated="250"/>
        </table:table-row>
        <table:table-row table:style-name="ro1">
          <table:table-cell/>
          <table:table-cell table:style-name="ce12" office:value-type="float" office:value="6">
            <text:p>6</text:p>
          </table:table-cell>
          <table:table-cell office:value-type="string">
            <text:p>Community</text:p>
          </table:table-cell>
          <table:table-cell table:style-name="ce20" office:value-type="percentage" office:value="0.19">
            <text:p>19,00%</text:p>
          </table:table-cell>
          <table:table-cell table:style-name="ce23" table:formula="of:=['Category Rating and Metrics'.F165]" office:value-type="float" office:value="3.45">
            <text:p>3,45</text:p>
          </table:table-cell>
          <table:table-cell table:formula="of:=[.D17]*[.E17]" office:value-type="float" office:value="0.6555">
            <text:p>0,66</text:p>
          </table:table-cell>
          <table:table-cell table:number-columns-repeated="250"/>
        </table:table-row>
        <table:table-row table:style-name="ro1">
          <table:table-cell/>
          <table:table-cell table:style-name="ce12" office:value-type="float" office:value="7">
            <text:p>7</text:p>
          </table:table-cell>
          <table:table-cell office:value-type="string">
            <text:p>Documentation</text:p>
          </table:table-cell>
          <table:table-cell table:style-name="ce20" office:value-type="percentage" office:value="0.1">
            <text:p>10,00%</text:p>
          </table:table-cell>
          <table:table-cell table:style-name="ce23" table:formula="of:=['Category Rating and Metrics'.F205]" office:value-type="float" office:value="4.15">
            <text:p>4,15</text:p>
          </table:table-cell>
          <table:table-cell table:formula="of:=[.D18]*[.E18]" office:value-type="float" office:value="0.415">
            <text:p>0,42</text:p>
          </table:table-cell>
          <table:table-cell table:number-columns-repeated="250"/>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9">
          <table:table-cell/>
          <table:table-cell table:style-name="ce13" table:number-columns-repeated="2"/>
          <table:table-cell table:style-name="ce13" office:value-type="string">
            <text:p>Total Weight</text:p>
          </table:table-cell>
          <table:table-cell/>
          <table:table-cell table:style-name="ce24" office:value-type="string">
            <text:p>Metric Result</text:p>
          </table:table-cell>
          <table:table-cell table:number-columns-repeated="250"/>
        </table:table-row>
        <table:table-row table:style-name="ro1">
          <table:table-cell table:number-columns-repeated="3"/>
          <table:table-cell table:style-name="ce21" table:formula="of:=SUM([.D12:.D18])" office:value-type="percentage" office:value="1">
            <text:p>100,00%</text:p>
          </table:table-cell>
          <table:table-cell/>
          <table:table-cell table:formula="of:=SUM([.F12:.F18])" office:value-type="float" office:value="4.19835">
            <text:p>4,2</text:p>
          </table:table-cell>
          <table:table-cell table:number-columns-repeated="250"/>
        </table:table-row>
        <table:table-row table:style-name="ro1">
          <table:table-cell table:number-columns-repeated="256"/>
        </table:table-row>
        <table:table-row table:style-name="ro9">
          <table:table-cell table:number-columns-repeated="5"/>
          <table:table-cell table:style-name="ce24" office:value-type="string">
            <text:p>Total Result 100 points</text:p>
          </table:table-cell>
          <table:table-cell table:number-columns-repeated="250"/>
        </table:table-row>
        <table:table-row table:style-name="ro1">
          <table:table-cell table:number-columns-repeated="5"/>
          <table:table-cell table:formula="of:=[.F21]*20" office:value-type="float" office:value="83.967">
            <text:p>83,97</text:p>
          </table:table-cell>
          <table:table-cell table:number-columns-repeated="250"/>
        </table:table-row>
        <table:table-row table:style-name="ro1" table:number-rows-repeated="4">
          <table:table-cell table:number-columns-repeated="256"/>
        </table:table-row>
        <table:table-row table:style-name="ro10">
          <table:table-cell/>
          <table:table-cell table:style-name="ce14" office:value-type="string">
            <text:p>Rating Score Table</text:p>
          </table:table-cell>
          <table:table-cell table:style-name="ce18" office:value-type="string">
            <text:p>Percentage Cutoff</text:p>
          </table:table-cell>
          <table:table-cell table:number-columns-repeated="253"/>
        </table:table-row>
        <table:table-row table:style-name="ro1">
          <table:table-cell/>
          <table:table-cell office:value-type="string">
            <text:p>Unacceptable</text:p>
          </table:table-cell>
          <table:table-cell table:style-name="ce19" office:value-type="percentage" office:value="0">
            <text:p>0%</text:p>
          </table:table-cell>
          <table:table-cell table:number-columns-repeated="253"/>
        </table:table-row>
        <table:table-row table:style-name="ro1">
          <table:table-cell/>
          <table:table-cell office:value-type="string">
            <text:p>Poor</text:p>
          </table:table-cell>
          <table:table-cell table:style-name="ce19" office:value-type="percentage" office:value="0.65">
            <text:p>65%</text:p>
          </table:table-cell>
          <table:table-cell table:number-columns-repeated="253"/>
        </table:table-row>
        <table:table-row table:style-name="ro1">
          <table:table-cell/>
          <table:table-cell office:value-type="string">
            <text:p>Acceptable</text:p>
          </table:table-cell>
          <table:table-cell table:style-name="ce19" office:value-type="percentage" office:value="0.8">
            <text:p>80%</text:p>
          </table:table-cell>
          <table:table-cell table:number-columns-repeated="253"/>
        </table:table-row>
        <table:table-row table:style-name="ro1">
          <table:table-cell/>
          <table:table-cell office:value-type="string">
            <text:p>Good</text:p>
          </table:table-cell>
          <table:table-cell table:style-name="ce19" office:value-type="percentage" office:value="0.9">
            <text:p>90%</text:p>
          </table:table-cell>
          <table:table-cell table:number-columns-repeated="253"/>
        </table:table-row>
        <table:table-row table:style-name="ro1">
          <table:table-cell/>
          <table:table-cell office:value-type="string">
            <text:p>Excellent</text:p>
          </table:table-cell>
          <table:table-cell table:style-name="ce19" office:value-type="percentage" office:value="0.96">
            <text:p>96%</text:p>
          </table:table-cell>
          <table:table-cell table:number-columns-repeated="253"/>
        </table:table-row>
        <table:table-row table:style-name="ro1" table:number-rows-repeated="104854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220">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7" table:default-cell-style-name="Default"/>
        <table:table-column table:style-name="co2" table:number-columns-repeated="249" table:default-cell-style-name="Default"/>
        <table:table-row table:style-name="ro11">
          <table:table-cell table:style-name="ce25" table:number-columns-repeated="7"/>
          <table:table-cell table:number-columns-repeated="249"/>
        </table:table-row>
        <table:table-row table:style-name="ro1">
          <table:table-cell table:style-name="ce25" table:number-columns-repeated="7"/>
          <table:table-cell table:number-columns-repeated="249"/>
        </table:table-row>
        <table:table-row table:style-name="ro1">
          <table:table-cell table:style-name="ce26" office:value-type="string" table:number-columns-spanned="6" table:number-rows-spanned="1">
            <text:p>Evaluated Technology And Functional Orientation</text:p>
          </table:table-cell>
          <table:covered-table-cell table:number-columns-repeated="5" table:style-name="ce26"/>
          <table:table-cell table:style-name="ce24" office:value-type="string">
            <text:p>Metric Result</text:p>
          </table:table-cell>
          <table:table-cell table:number-columns-repeated="249"/>
        </table:table-row>
        <table:table-row table:style-name="ro7">
          <table:table-cell table:style-name="ce27" office:value-type="string" table:number-columns-spanned="6" table:number-rows-spanned="1">
            <text:p>Subversion</text:p>
          </table:table-cell>
          <table:covered-table-cell table:number-columns-repeated="5" table:style-name="ce27"/>
          <table:table-cell table:style-name="ce61" table:formula="of:=SUM([.G9:.G205])" office:value-type="float" office:value="4.19835">
            <text:p>4,2</text:p>
          </table:table-cell>
          <table:table-cell table:number-columns-repeated="249"/>
        </table:table-row>
        <table:table-row table:style-name="ro1">
          <table:table-cell table:style-name="ce9" office:value-type="string" table:number-columns-spanned="6" table:number-rows-spanned="1">
            <text:p>Component type: Version Control System</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Version Control System</text:p>
          </table:table-cell>
          <table:covered-table-cell table:number-columns-repeated="5" table:style-name="ce9"/>
          <table:table-cell table:style-name="ce25"/>
          <table:table-cell table:number-columns-repeated="249"/>
        </table:table-row>
        <table:table-row table:style-name="ro8">
          <table:table-cell table:style-name="ce28" table:number-columns-repeated="6"/>
          <table:table-cell table:style-name="ce25"/>
          <table:table-cell table:number-columns-repeated="249"/>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2]" office:value-type="float" office:value="1">
              <text:p>1</text:p>
            </table:table-cell>
            <table:table-cell table:style-name="ce32" office:value-type="string" table:number-columns-spanned="3" table:number-rows-spanned="1">
              <text:p>Initial Analysis</text:p>
            </table:table-cell>
            <table:covered-table-cell table:number-columns-repeated="2" table:style-name="ce32"/>
            <table:table-cell table:style-name="ce20" table:formula="of:=[$'Category Ranking'.D12]" office:value-type="percentage" office:value="0.13">
              <text:p>13,00%</text:p>
            </table:table-cell>
            <table:table-cell table:style-name="ce29" table:formula="of:=SUM([.F12];[.F21])" office:value-type="float" office:value="4.14">
              <text:p>4,14</text:p>
            </table:table-cell>
            <table:table-cell table:style-name="ce29" table:formula="of:=[.F9]*[.E9]" office:value-type="float" office:value="0.5382">
              <text:p>0,54</text:p>
            </table:table-cell>
            <table:table-cell table:number-columns-repeated="249"/>
          </table:table-row>
          <table:table-row table:style-name="ro1">
            <table:table-cell table:style-name="ce29"/>
            <table:table-cell table:style-name="ce32" table:number-columns-repeated="3"/>
            <table:table-cell table:style-name="ce20"/>
            <table:table-cell table:style-name="ce29" table:number-columns-repeated="2"/>
            <table:table-cell table:number-columns-repeated="249"/>
          </table:table-row>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group>
        <table:table-row table:style-name="ro1">
          <table:table-cell table:style-name="ce30"/>
          <table:table-cell table:style-name="ce34" office:value-type="string">
            <text:p>License</text:p>
          </table:table-cell>
          <table:table-cell table:style-name="ce12" office:value-type="string">
            <text:p>Apache Version 2.0</text:p>
          </table:table-cell>
          <table:table-cell table:style-name="ce50" office:value-type="percentage" office:value="0.7">
            <text:p>70,00%</text:p>
          </table:table-cell>
          <table:table-cell table:style-name="ce51" table:formula="of:=SUM([.F14:.F18])" office:value-type="float" office:value="4.2">
            <text:p>4,2</text:p>
          </table:table-cell>
          <table:table-cell table:style-name="ce25" table:formula="of:=[.D12]*[.E12]" office:value-type="float" office:value="2.94">
            <text:p>2,94</text:p>
          </table:table-cell>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12">
          <table:table-cell table:style-name="ce25"/>
          <table:table-cell table:style-name="ce36" office:value-type="string">
            <text:p>Private</text:p>
          </table:table-cell>
          <table:table-cell table:style-name="ce36"/>
          <table:table-cell table:style-name="ce50" office:value-type="percentage" office:value="0">
            <text:p>0,00%</text:p>
          </table:table-cell>
          <table:table-cell table:style-name="ce36" office:value-type="float" office:value="1">
            <text:p>1</text:p>
          </table:table-cell>
          <table:table-cell table:style-name="ce55" table:formula="of:=[.D14]*[.E14]" office:value-type="float" office:value="0">
            <text:p>0</text:p>
          </table:table-cell>
          <table:table-cell table:style-name="ce25"/>
          <table:table-cell table:number-columns-repeated="249"/>
        </table:table-row>
        <table:table-row table:style-name="ro12">
          <table:table-cell table:style-name="ce25"/>
          <table:table-cell table:style-name="ce36" office:value-type="string">
            <text:p>Non standard (My own license)</text:p>
          </table:table-cell>
          <table:table-cell table:style-name="ce36"/>
          <table:table-cell table:style-name="ce50" office:value-type="percentage" office:value="0">
            <text:p>0,00%</text:p>
          </table:table-cell>
          <table:table-cell table:style-name="ce36" office:value-type="float" office:value="1">
            <text:p>1</text:p>
          </table:table-cell>
          <table:table-cell table:style-name="ce56" table:formula="of:=[.D15]*[.E15]" office:value-type="float" office:value="0">
            <text:p>0</text:p>
          </table:table-cell>
          <table:table-cell table:style-name="ce25"/>
          <table:table-cell table:number-columns-repeated="249"/>
        </table:table-row>
        <table:table-row table:style-name="ro12">
          <table:table-cell table:style-name="ce25"/>
          <table:table-cell table:style-name="ce36" office:value-type="string">
            <text:p>Standard (included in list of most used FLOSS Licences)</text:p>
          </table:table-cell>
          <table:table-cell table:style-name="ce36"/>
          <table:table-cell table:style-name="ce50" office:value-type="percentage" office:value="0.6">
            <text:p>60,00%</text:p>
          </table:table-cell>
          <table:table-cell table:style-name="ce36" office:value-type="float" office:value="5">
            <text:p>5</text:p>
          </table:table-cell>
          <table:table-cell table:style-name="ce56" table:formula="of:=[.D16]*[.E16]" office:value-type="float" office:value="3">
            <text:p>3</text:p>
          </table:table-cell>
          <table:table-cell table:style-name="ce25"/>
          <table:table-cell table:number-columns-repeated="249"/>
        </table:table-row>
        <table:table-row table:style-name="ro12">
          <table:table-cell table:style-name="ce25"/>
          <table:table-cell table:style-name="ce36" office:value-type="string">
            <text:p>Dual Licensing</text:p>
          </table:table-cell>
          <table:table-cell table:style-name="ce36"/>
          <table:table-cell table:style-name="ce50" office:value-type="percentage" office:value="0.2">
            <text:p>20,00%</text:p>
          </table:table-cell>
          <table:table-cell table:style-name="ce36" office:value-type="float" office:value="1">
            <text:p>1</text:p>
          </table:table-cell>
          <table:table-cell table:style-name="ce56" table:formula="of:=[.D17]*[.E17]" office:value-type="float" office:value="0.2">
            <text:p>0,2</text:p>
          </table:table-cell>
          <table:table-cell table:style-name="ce25"/>
          <table:table-cell table:number-columns-repeated="249"/>
        </table:table-row>
        <table:table-row table:style-name="ro1">
          <table:table-cell/>
          <table:table-cell office:value-type="string">
            <text:p>Compatible with others</text:p>
          </table:table-cell>
          <table:table-cell/>
          <table:table-cell table:style-name="ce50" office:value-type="percentage" office:value="0.2">
            <text:p>20,00%</text:p>
          </table:table-cell>
          <table:table-cell office:value-type="float" office:value="5">
            <text:p>5</text:p>
          </table:table-cell>
          <table:table-cell table:style-name="ce57" table:formula="of:=[.D18]*[.E18]" office:value-type="float" office:value="1">
            <text:p>1</text:p>
          </table:table-cell>
          <table:table-cell table:number-columns-repeated="250"/>
        </table:table-row>
        <table:table-row table:style-name="ro1">
          <table:table-cell table:number-columns-repeated="3"/>
          <table:table-cell table:style-name="ce50"/>
          <table:table-cell table:number-columns-repeated="252"/>
        </table:table-row>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3">
          <table:table-cell table:style-name="ce30"/>
          <table:table-cell table:style-name="ce34" office:value-type="string">
            <text:p>Time for setup pre-requisites for installing open source software</text:p>
          </table:table-cell>
          <table:table-cell table:style-name="ce12"/>
          <table:table-cell table:style-name="ce50" office:value-type="percentage" office:value="0.3">
            <text:p>30,00%</text:p>
          </table:table-cell>
          <table:table-cell table:style-name="ce51" office:value-type="float" office:value="4">
            <text:p>4</text:p>
          </table:table-cell>
          <table:table-cell table:style-name="ce25" table:formula="of:=[.D21]*[.E21]" office:value-type="float" office:value="1.2">
            <text:p>1,2</text:p>
          </table:table-cell>
          <table:table-cell table:style-name="ce25"/>
          <table:table-cell table:number-columns-repeated="249"/>
        </table:table-row>
        <table:table-row table:style-name="ro1">
          <table:table-cell table:style-name="ce30"/>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14">
          <table:table-cell table:style-name="ce25"/>
          <table:table-cell table:style-name="ce36" office:value-type="string" table:number-columns-spanned="4" table:number-rows-spanned="1">
            <text:p>Time it takes to get instant gratification, shows whether project is thinking about getting users up and running <text:span text:style-name="T2">as</text:span><text:span text:style-name="T3"> </text:span><text:span text:style-name="T3">quickly as </text:span><text:span text:style-name="T3">possible. </text:span></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37" table:number-columns-spanned="4" table:number-rows-spanned="1"/>
          <table:covered-table-cell table:number-columns-repeated="3" table:style-name="ce47"/>
          <table:table-cell table:style-name="ce34"/>
          <table:table-cell table:style-name="ce25"/>
          <table:table-cell table:number-columns-repeated="249"/>
        </table:table-row>
        <table:table-row table:style-name="ro1">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table-cell table:style-name="ce25"/>
          <table:table-cell table:number-columns-repeated="249"/>
        </table:table-row>
        <table:table-row table:style-name="ro5">
          <table:table-cell/>
          <table:table-cell table:style-name="ce38" office:value-type="string" table:number-columns-spanned="3" table:number-rows-spanned="1">
            <text:p>&lt; 10 minutes</text:p>
          </table:table-cell>
          <table:covered-table-cell table:number-columns-repeated="2" table:style-name="ce38"/>
          <table:table-cell table:style-name="ce52" office:value-type="float" office:value="5">
            <text:p>5</text:p>
          </table:table-cell>
          <table:table-cell table:style-name="ce58"/>
          <table:table-cell table:number-columns-repeated="250"/>
        </table:table-row>
        <table:table-row table:style-name="ro5">
          <table:table-cell/>
          <table:table-cell table:style-name="ce38" office:value-type="string" table:number-columns-spanned="3" table:number-rows-spanned="1">
            <text:p>10 - 30 <text:s/>minutes</text:p>
          </table:table-cell>
          <table:covered-table-cell table:number-columns-repeated="2" table:style-name="ce38"/>
          <table:table-cell table:style-name="ce52" office:value-type="float" office:value="4">
            <text:p>4</text:p>
          </table:table-cell>
          <table:table-cell table:style-name="ce58"/>
          <table:table-cell table:number-columns-repeated="250"/>
        </table:table-row>
        <table:table-row table:style-name="ro15">
          <table:table-cell/>
          <table:table-cell table:style-name="ce38" office:value-type="string" table:number-columns-spanned="3" table:number-rows-spanned="1">
            <text:p>30 min - 1 <text:s/>hour</text:p>
          </table:table-cell>
          <table:covered-table-cell table:number-columns-repeated="2" table:style-name="ce38"/>
          <table:table-cell table:style-name="ce52" office:value-type="float" office:value="3">
            <text:p>3</text:p>
          </table:table-cell>
          <table:table-cell table:style-name="ce58"/>
          <table:table-cell table:number-columns-repeated="250"/>
        </table:table-row>
        <table:table-row table:style-name="ro16">
          <table:table-cell/>
          <table:table-cell table:style-name="ce38" office:value-type="string" table:number-columns-spanned="3" table:number-rows-spanned="1">
            <text:p>1 - 4 hours</text:p>
          </table:table-cell>
          <table:covered-table-cell table:number-columns-repeated="2" table:style-name="ce38"/>
          <table:table-cell table:style-name="ce52" office:value-type="float" office:value="2">
            <text:p>2</text:p>
          </table:table-cell>
          <table:table-cell table:style-name="ce58"/>
          <table:table-cell table:number-columns-repeated="250"/>
        </table:table-row>
        <table:table-row table:style-name="ro17">
          <table:table-cell/>
          <table:table-cell table:style-name="ce38" office:value-type="string" table:number-columns-spanned="3" table:number-rows-spanned="1">
            <text:p>&gt; 4 hours</text:p>
          </table:table-cell>
          <table:covered-table-cell table:number-columns-repeated="2" table:style-name="ce38"/>
          <table:table-cell table:style-name="ce52" office:value-type="float" office:value="1">
            <text:p>1</text:p>
          </table:table-cell>
          <table:table-cell table:style-name="ce58"/>
          <table:table-cell table:number-columns-repeated="250"/>
        </table:table-row>
        <table:table-row table:style-name="ro1">
          <table:table-cell table:style-name="ce30"/>
          <table:table-cell table:style-name="ce34"/>
          <table:table-cell table:style-name="ce12"/>
          <table:table-cell table:style-name="ce50"/>
          <table:table-cell table:style-name="ce51"/>
          <table:table-cell table:style-name="ce25" table:number-columns-repeated="2"/>
          <table:table-cell table:number-columns-repeated="249"/>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3]" office:value-type="float" office:value="2">
              <text:p>2</text:p>
            </table:table-cell>
            <table:table-cell table:style-name="ce39" office:value-type="string" table:number-columns-spanned="3" table:number-rows-spanned="1">
              <text:p>Functionality</text:p>
            </table:table-cell>
            <table:covered-table-cell table:number-columns-repeated="2" table:style-name="ce32"/>
            <table:table-cell table:style-name="ce20" table:formula="of:=[$'Category Ranking'.D13]" office:value-type="percentage" office:value="0.12">
              <text:p>12,00%</text:p>
            </table:table-cell>
            <table:table-cell table:style-name="ce29" table:formula="of:=SUM([.F37];[.F55];[.F67])" office:value-type="float" office:value="4.37">
              <text:p>4,37</text:p>
            </table:table-cell>
            <table:table-cell table:style-name="ce29" table:formula="of:=[.F34]*[.E34]" office:value-type="float" office:value="0.5244">
              <text:p>0,52</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8">
              <table:table-cell table:style-name="ce25"/>
              <table:table-cell table:style-name="ce30" office:value-type="string">
                <text:p>End user UI experience</text:p>
              </table:table-cell>
              <table:table-cell table:style-name="ce12" office:value-type="float" office:value="0">
                <text:p>0</text:p>
              </table:table-cell>
              <table:table-cell table:style-name="ce50" office:value-type="percentage" office:value="0.4">
                <text:p>40,00%</text:p>
              </table:table-cell>
              <table:table-cell table:style-name="ce51" table:formula="of:=SUM([.F40:.F44])" office:value-type="float" office:value="5">
                <text:p>5</text:p>
              </table:table-cell>
              <table:table-cell table:style-name="ce25" table:formula="of:=[.D37]*[.E37]" office:value-type="float" office:value="2">
                <text:p>2</text:p>
              </table:table-cell>
              <table:table-cell table:style-name="ce25"/>
              <table:table-cell table:number-columns-repeated="249"/>
            </table:table-row>
            <table:table-row table:style-name="ro18" table:number-rows-repeated="2">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8">
              <table:table-cell table:style-name="ce25"/>
              <table:table-cell table:style-name="ce30" office:value-type="string">
                <text:p>Console Client</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0]*[.E40]" office:value-type="float" office:value="1">
                <text:p>1</text:p>
              </table:table-cell>
              <table:table-cell table:style-name="ce25"/>
              <table:table-cell table:number-columns-repeated="249"/>
            </table:table-row>
            <table:table-row table:style-name="ro18">
              <table:table-cell table:style-name="ce25"/>
              <table:table-cell table:style-name="ce30" office:value-type="string">
                <text:p>OS file explorer integration</text:p>
              </table:table-cell>
              <table:table-cell table:style-name="ce48" office:value-type="string">
                <text:p>Yes, Extensive</text:p>
              </table:table-cell>
              <table:table-cell table:style-name="ce50" office:value-type="percentage" office:value="0.3">
                <text:p>30,00%</text:p>
              </table:table-cell>
              <table:table-cell table:style-name="ce51" office:value-type="float" office:value="5">
                <text:p>5</text:p>
              </table:table-cell>
              <table:table-cell table:style-name="ce59" table:formula="of:=[.D41]*[.E41]" office:value-type="float" office:value="1.5">
                <text:p>1,5</text:p>
              </table:table-cell>
              <table:table-cell table:style-name="ce25"/>
              <table:table-cell table:number-columns-repeated="249"/>
            </table:table-row>
            <table:table-row table:style-name="ro18">
              <table:table-cell table:style-name="ce25"/>
              <table:table-cell table:style-name="ce30" office:value-type="string">
                <text:p>Graphic client</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2]*[.E42]" office:value-type="float" office:value="0.75">
                <text:p>0,75</text:p>
              </table:table-cell>
              <table:table-cell table:style-name="ce25"/>
              <table:table-cell table:number-columns-repeated="249"/>
            </table:table-row>
            <table:table-row table:style-name="ro18">
              <table:table-cell table:style-name="ce25"/>
              <table:table-cell table:style-name="ce30" office:value-type="string">
                <text:p>Specific plugin for tools</text:p>
              </table:table-cell>
              <table:table-cell table:style-name="ce48" office:value-type="string">
                <text:p>Yes, Extensive</text:p>
              </table:table-cell>
              <table:table-cell table:style-name="ce50" office:value-type="percentage" office:value="0.15">
                <text:p>15,00%</text:p>
              </table:table-cell>
              <table:table-cell table:style-name="ce51" office:value-type="float" office:value="5">
                <text:p>5</text:p>
              </table:table-cell>
              <table:table-cell table:style-name="ce59" table:formula="of:=[.D43]*[.E43]" office:value-type="float" office:value="0.75">
                <text:p>0,75</text:p>
              </table:table-cell>
              <table:table-cell table:style-name="ce25"/>
              <table:table-cell table:number-columns-repeated="249"/>
            </table:table-row>
            <table:table-row table:style-name="ro18">
              <table:table-cell table:style-name="ce25"/>
              <table:table-cell table:style-name="ce30" office:value-type="string">
                <text:p>Solution from the same company</text:p>
              </table:table-cell>
              <table:table-cell table:style-name="ce48" office:value-type="string">
                <text:p>Yes, Extensive</text:p>
              </table:table-cell>
              <table:table-cell table:style-name="ce50" office:value-type="percentage" office:value="0.2">
                <text:p>20,00%</text:p>
              </table:table-cell>
              <table:table-cell table:style-name="ce51" office:value-type="float" office:value="5">
                <text:p>5</text:p>
              </table:table-cell>
              <table:table-cell table:style-name="ce59" table:formula="of:=[.D44]*[.E44]" office:value-type="float" office:value="1">
                <text:p>1</text:p>
              </table:table-cell>
              <table:table-cell table:style-name="ce25"/>
              <table:table-cell table:number-columns-repeated="249"/>
            </table:table-row>
            <table:table-row table:style-name="ro18">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group>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This measures how well the UI is perceived by an end-user. <text:s/>(Intuitive interface/ navigation/control scheme) </text:p>
                </table:table-cell>
                <table:covered-table-cell table:number-columns-repeated="3" table:style-name="ce36"/>
                <table:table-cell table:style-name="ce55"/>
                <table:table-cell table:style-name="ce25"/>
                <table:table-cell table:number-columns-repeated="249"/>
              </table:table-row>
              <table:table-row table:style-name="ro9">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Extensiv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Som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 table:style-name="ro1">
              <table:table-cell table:style-name="ce30"/>
              <table:table-cell table:style-name="ce41" table:number-columns-repeated="4"/>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4" office:value-type="string">
                <text:p>Backup and restore</text:p>
              </table:table-cell>
              <table:table-cell table:style-name="ce12"/>
              <table:table-cell table:style-name="ce50" office:value-type="percentage" office:value="0.3">
                <text:p>30,00%</text:p>
              </table:table-cell>
              <table:table-cell table:style-name="ce51" table:formula="of:=SUM([.F57:.F61])" office:value-type="float" office:value="5">
                <text:p>5</text:p>
              </table:table-cell>
              <table:table-cell table:style-name="ce25" table:formula="of:=[.D55]*[.E55]" office:value-type="float" office:value="1.5">
                <text:p>1,5</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59"/>
              <table:table-cell table:style-name="ce25"/>
              <table:table-cell table:number-columns-repeated="249"/>
            </table:table-row>
            <table:table-row table:style-name="ro1">
              <table:table-cell table:style-name="ce25"/>
              <table:table-cell table:style-name="ce34" office:value-type="string">
                <text:p>Nothing</text:p>
              </table:table-cell>
              <table:table-cell table:style-name="ce12"/>
              <table:table-cell table:style-name="ce50" office:value-type="percentage" office:value="0">
                <text:p>0,00%</text:p>
              </table:table-cell>
              <table:table-cell table:style-name="ce51" office:value-type="float" office:value="1">
                <text:p>1</text:p>
              </table:table-cell>
              <table:table-cell table:style-name="ce25" table:formula="of:=[.D57]*[.E57]" office:value-type="float" office:value="0">
                <text:p>0</text:p>
              </table:table-cell>
              <table:table-cell table:style-name="ce25"/>
              <table:table-cell table:number-columns-repeated="249"/>
            </table:table-row>
            <table:table-row table:style-name="ro1">
              <table:table-cell table:style-name="ce25"/>
              <table:table-cell table:style-name="ce34" office:value-type="string">
                <text:p>Included</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25" table:formula="of:=[.D58]*[.E58]" office:value-type="float" office:value="2.5">
                <text:p>2,5</text:p>
              </table:table-cell>
              <table:table-cell table:style-name="ce25"/>
              <table:table-cell table:number-columns-repeated="249"/>
            </table:table-row>
            <table:table-row table:style-name="ro1">
              <table:table-cell table:style-name="ce25"/>
              <table:table-cell table:style-name="ce34" office:value-type="string">
                <text:p>Extra plugin 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60" table:formula="of:=[.D59]*[.E59]" office:value-type="float" office:value="1">
                <text:p>1</text:p>
              </table:table-cell>
              <table:table-cell table:style-name="ce25"/>
              <table:table-cell table:number-columns-repeated="249"/>
            </table:table-row>
            <table:table-row table:style-name="ro1">
              <table:table-cell table:style-name="ce25"/>
              <table:table-cell table:style-name="ce34" office:value-type="string">
                <text:p>Workaround solution</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25" table:formula="of:=[.D60]*[.E60]" office:value-type="float" office:value="0.5">
                <text:p>0,5</text:p>
              </table:table-cell>
              <table:table-cell table:style-name="ce25"/>
              <table:table-cell table:number-columns-repeated="249"/>
            </table:table-row>
            <table:table-row table:style-name="ro1">
              <table:table-cell table:style-name="ce25"/>
              <table:table-cell table:style-name="ce34" office:value-type="string">
                <text:p>Easily Configurable </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5" table:formula="of:=[.D61]*[.E61]" office:value-type="float" office:value="1">
                <text:p>1</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Scores the capability to backup and restore information from repository database.</text:p>
              </table:table-cell>
              <table:covered-table-cell table:number-columns-repeated="3" table:style-name="ce36"/>
              <table:table-cell table:style-name="ce55"/>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4" office:value-type="string">
                <text:p>Profile management</text:p>
              </table:table-cell>
              <table:table-cell table:style-name="ce12"/>
              <table:table-cell table:style-name="ce50" office:value-type="percentage" office:value="0.3">
                <text:p>30,00%</text:p>
              </table:table-cell>
              <table:table-cell table:style-name="ce51" table:formula="of:=SUM([.F69:.F73])" office:value-type="float" office:value="2.9">
                <text:p>2,9</text:p>
              </table:table-cell>
              <table:table-cell table:style-name="ce25" table:formula="of:=[.D67]*[.E67]" office:value-type="float" office:value="0.87">
                <text:p>0,87</text:p>
              </table:table-cell>
              <table:table-cell table:style-name="ce25"/>
              <table:table-cell table:number-columns-repeated="249"/>
            </table:table-row>
            <table:table-row table:style-name="ro1">
              <table:table-cell table:style-name="ce25"/>
              <table:table-cell table:style-name="ce34"/>
              <table:table-cell table:style-name="ce12"/>
              <table:table-cell table:style-name="ce50"/>
              <table:table-cell table:style-name="ce51"/>
              <table:table-cell table:style-name="ce59"/>
              <table:table-cell table:style-name="ce25"/>
              <table:table-cell table:number-columns-repeated="249"/>
            </table:table-row>
            <table:table-row table:style-name="ro1">
              <table:table-cell table:style-name="ce25"/>
              <table:table-cell table:style-name="ce34" office:value-type="string">
                <text:p>Workaround solution</text:p>
              </table:table-cell>
              <table:table-cell table:style-name="ce12"/>
              <table:table-cell table:style-name="ce50" office:value-type="percentage" office:value="0.1">
                <text:p>10,00%</text:p>
              </table:table-cell>
              <table:table-cell table:style-name="ce51" office:value-type="float" office:value="4">
                <text:p>4</text:p>
              </table:table-cell>
              <table:table-cell table:style-name="ce60" table:formula="of:=[.D69]*[.E69]" office:value-type="float" office:value="0.4">
                <text:p>0,4</text:p>
              </table:table-cell>
              <table:table-cell table:style-name="ce25"/>
              <table:table-cell table:number-columns-repeated="249"/>
            </table:table-row>
            <table:table-row table:style-name="ro1">
              <table:table-cell table:style-name="ce25"/>
              <table:table-cell table:style-name="ce34" office:value-type="string">
                <text:p>Integrated profile management</text:p>
              </table:table-cell>
              <table:table-cell table:style-name="ce12"/>
              <table:table-cell table:style-name="ce50" office:value-type="percentage" office:value="0.3">
                <text:p>30,00%</text:p>
              </table:table-cell>
              <table:table-cell table:style-name="ce51" office:value-type="float" office:value="1">
                <text:p>1</text:p>
              </table:table-cell>
              <table:table-cell table:style-name="ce25" table:formula="of:=[.D70]*[.E70]" office:value-type="float" office:value="0.3">
                <text:p>0,3</text:p>
              </table:table-cell>
              <table:table-cell table:style-name="ce25"/>
              <table:table-cell table:number-columns-repeated="249"/>
            </table:table-row>
            <table:table-row table:style-name="ro1">
              <table:table-cell table:style-name="ce25"/>
              <table:table-cell table:style-name="ce34" office:value-type="string">
                <text:p>Directories</text:p>
              </table:table-cell>
              <table:table-cell table:style-name="ce12"/>
              <table:table-cell table:style-name="ce50" office:value-type="percentage" office:value="0.2">
                <text:p>20,00%</text:p>
              </table:table-cell>
              <table:table-cell table:style-name="ce51" office:value-type="float" office:value="1">
                <text:p>1</text:p>
              </table:table-cell>
              <table:table-cell table:style-name="ce25" table:formula="of:=[.D71]*[.E71]" office:value-type="float" office:value="0.2">
                <text:p>0,2</text:p>
              </table:table-cell>
              <table:table-cell table:style-name="ce25"/>
              <table:table-cell table:number-columns-repeated="249"/>
            </table:table-row>
            <table:table-row table:style-name="ro1">
              <table:table-cell table:style-name="ce25"/>
              <table:table-cell table:style-name="ce34" office:value-type="string">
                <text:p>Groups/users/directories</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72]*[.E72]" office:value-type="float" office:value="1.25">
                <text:p>1,25</text:p>
              </table:table-cell>
              <table:table-cell table:style-name="ce25"/>
              <table:table-cell table:number-columns-repeated="249"/>
            </table:table-row>
            <table:table-row table:style-name="ro1">
              <table:table-cell table:style-name="ce25"/>
              <table:table-cell table:style-name="ce34" office:value-type="string">
                <text:p>Graphic Inteface tool</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60" table:formula="of:=[.D73]*[.E73]" office:value-type="float" office:value="0.75">
                <text:p>0,75</text:p>
              </table:table-cell>
              <table:table-cell table:style-name="ce25"/>
              <table:table-cell table:number-columns-repeated="249"/>
            </table:table-row>
            <table:table-row table:style-name="ro1">
              <table:table-cell table:number-columns-repeated="256"/>
            </table:table-row>
          </table:table-row-group>
        </table:table-row-group>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4]" office:value-type="float" office:value="3">
              <text:p>3</text:p>
            </table:table-cell>
            <table:table-cell table:style-name="ce32" office:value-type="string" table:number-columns-spanned="3" table:number-rows-spanned="1">
              <text:p>Usability</text:p>
            </table:table-cell>
            <table:covered-table-cell table:number-columns-repeated="2" table:style-name="ce32"/>
            <table:table-cell table:style-name="ce20" table:formula="of:=[$'Category Ranking'.D14]" office:value-type="percentage" office:value="0.14">
              <text:p>14,00%</text:p>
            </table:table-cell>
            <table:table-cell table:style-name="ce29" table:formula="of:=SUM([.F79];[.F95])" office:value-type="float" office:value="4.67">
              <text:p>4,67</text:p>
            </table:table-cell>
            <table:table-cell table:style-name="ce29" table:formula="of:=[.F76]*[.E76]" office:value-type="float" office:value="0.6538">
              <text:p>0,65</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5">
              <table:table-cell table:style-name="ce25"/>
              <table:table-cell table:style-name="ce30" office:value-type="string">
                <text:p>UI client</text:p>
              </table:table-cell>
              <table:table-cell table:style-name="ce48" office:value-type="string">
                <text:p>Yes, Extensive</text:p>
              </table:table-cell>
              <table:table-cell table:style-name="ce50" office:value-type="percentage" office:value="0.3">
                <text:p>30,00%</text:p>
              </table:table-cell>
              <table:table-cell table:style-name="ce51" table:formula="of:=SUM([.F81:.F84])" office:value-type="float" office:value="4.6">
                <text:p>4,6</text:p>
              </table:table-cell>
              <table:table-cell table:style-name="ce25" table:formula="of:=[.D79]*[.E79]" office:value-type="float" office:value="1.38">
                <text:p>1,38</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30" office:value-type="string">
                <text:p>Internal (server management)</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81]*[.E81]" office:value-type="float" office:value="2">
                <text:p>2</text:p>
              </table:table-cell>
              <table:table-cell table:style-name="ce25"/>
              <table:table-cell table:number-columns-repeated="249"/>
            </table:table-row>
            <table:table-row table:style-name="ro1">
              <table:table-cell table:style-name="ce25"/>
              <table:table-cell table:style-name="ce30" office:value-type="string">
                <text:p>Included</text:p>
              </table:table-cell>
              <table:table-cell table:style-name="ce12"/>
              <table:table-cell table:style-name="ce50" office:value-type="percentage" office:value="0.2">
                <text:p>20,00%</text:p>
              </table:table-cell>
              <table:table-cell table:style-name="ce51" office:value-type="float" office:value="5">
                <text:p>5</text:p>
              </table:table-cell>
              <table:table-cell table:style-name="ce25" table:formula="of:=[.D82]*[.E82]" office:value-type="float" office:value="1">
                <text:p>1</text:p>
              </table:table-cell>
              <table:table-cell table:style-name="ce25"/>
              <table:table-cell table:number-columns-repeated="249"/>
            </table:table-row>
            <table:table-row table:style-name="ro1">
              <table:table-cell table:style-name="ce25"/>
              <table:table-cell table:style-name="ce30" office:value-type="string">
                <text:p>Extra plugin (depends on other software)</text:p>
              </table:table-cell>
              <table:table-cell table:style-name="ce12"/>
              <table:table-cell table:style-name="ce50" office:value-type="percentage" office:value="0.1">
                <text:p>10,00%</text:p>
              </table:table-cell>
              <table:table-cell table:style-name="ce51" office:value-type="float" office:value="1">
                <text:p>1</text:p>
              </table:table-cell>
              <table:table-cell table:style-name="ce60" table:formula="of:=[.D83]*[.E83]" office:value-type="float" office:value="0.1">
                <text:p>0,1</text:p>
              </table:table-cell>
              <table:table-cell table:style-name="ce25"/>
              <table:table-cell table:number-columns-repeated="249"/>
            </table:table-row>
            <table:table-row table:style-name="ro1">
              <table:table-cell table:style-name="ce25"/>
              <table:table-cell table:style-name="ce30" office:value-type="string">
                <text:p>Web client</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84]*[.E84]" office:value-type="float" office:value="1.5">
                <text:p>1,5</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8">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9">
                <table:table-cell table:style-name="ce25"/>
                <table:table-cell table:style-name="ce36" office:value-type="string" table:number-columns-spanned="4" table:number-rows-spanned="1">
                  <text:p>This measures UI Client <text:s/>Tools included in scm.</text:p>
                </table:table-cell>
                <table:covered-table-cell table:number-columns-repeated="3" table:style-name="ce36"/>
                <table:table-cell table:style-name="ce55"/>
                <table:table-cell table:style-name="ce25"/>
                <table:table-cell table:number-columns-repeated="249"/>
              </table:table-row>
              <table:table-row table:style-name="ro9">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Extensiv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Som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9">
                <table:table-cell/>
                <table:table-cell table:style-name="ce38" table:number-columns-repeated="3"/>
                <table:table-cell table:style-name="ce52"/>
                <table:table-cell table:style-name="ce55"/>
                <table:table-cell table:style-name="ce25"/>
                <table:table-cell table:number-columns-repeated="249"/>
              </table:table-row>
            </table:table-row-group>
            <table:table-row table:style-name="ro1">
              <table:table-cell table:style-name="ce30"/>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30"/>
              <table:table-cell table:style-name="ce30" office:value-type="string">
                <text:p>Easy learning</text:p>
              </table:table-cell>
              <table:table-cell table:style-name="ce12"/>
              <table:table-cell table:style-name="ce50" office:value-type="percentage" office:value="0.7">
                <text:p>70,00%</text:p>
              </table:table-cell>
              <table:table-cell table:style-name="ce51" table:formula="of:=SUM([.F97:.F99])" office:value-type="float" office:value="4.7">
                <text:p>4,7</text:p>
              </table:table-cell>
              <table:table-cell table:style-name="ce25" table:formula="of:=[.D95]*[.E95]" office:value-type="float" office:value="3.29">
                <text:p>3,29</text:p>
              </table:table-cell>
              <table:table-cell table:style-name="ce25"/>
              <table:table-cell table:number-columns-repeated="249"/>
            </table:table-row>
            <table:table-row table:style-name="ro1">
              <table:table-cell table:style-name="ce30" table:number-columns-repeated="2"/>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30"/>
              <table:table-cell table:style-name="ce30" office:value-type="string">
                <text:p>Too technical</text:p>
              </table:table-cell>
              <table:table-cell table:style-name="ce12"/>
              <table:table-cell table:style-name="ce50" office:value-type="percentage" office:value="0.1">
                <text:p>10,00%</text:p>
              </table:table-cell>
              <table:table-cell table:style-name="ce51" office:value-type="float" office:value="2">
                <text:p>2</text:p>
              </table:table-cell>
              <table:table-cell table:style-name="ce60" table:formula="of:=[.D97]*[.E97]" office:value-type="float" office:value="0.2">
                <text:p>0,2</text:p>
              </table:table-cell>
              <table:table-cell table:style-name="ce25"/>
              <table:table-cell table:number-columns-repeated="249"/>
            </table:table-row>
            <table:table-row table:style-name="ro1">
              <table:table-cell table:style-name="ce30"/>
              <table:table-cell table:style-name="ce30" office:value-type="string">
                <text:p>Early adoption</text:p>
              </table:table-cell>
              <table:table-cell table:style-name="ce12"/>
              <table:table-cell table:style-name="ce50" office:value-type="percentage" office:value="0.4">
                <text:p>40,00%</text:p>
              </table:table-cell>
              <table:table-cell table:style-name="ce51" office:value-type="float" office:value="5">
                <text:p>5</text:p>
              </table:table-cell>
              <table:table-cell table:style-name="ce60" table:formula="of:=[.D98]*[.E98]" office:value-type="float" office:value="2">
                <text:p>2</text:p>
              </table:table-cell>
              <table:table-cell table:style-name="ce25"/>
              <table:table-cell table:number-columns-repeated="249"/>
            </table:table-row>
            <table:table-row table:style-name="ro1">
              <table:table-cell table:style-name="ce30"/>
              <table:table-cell table:style-name="ce30" office:value-type="string">
                <text:p>High learning curve</text:p>
              </table:table-cell>
              <table:table-cell table:style-name="ce12"/>
              <table:table-cell table:style-name="ce50" office:value-type="percentage" office:value="0.5">
                <text:p>50,00%</text:p>
              </table:table-cell>
              <table:table-cell table:style-name="ce51" office:value-type="float" office:value="5">
                <text:p>5</text:p>
              </table:table-cell>
              <table:table-cell table:style-name="ce60" table:formula="of:=[.D99]*[.E99]" office:value-type="float" office:value="2.5">
                <text:p>2,5</text:p>
              </table:table-cell>
              <table:table-cell table:style-name="ce25"/>
              <table:table-cell table:number-columns-repeated="249"/>
            </table:table-row>
            <table:table-row-group>
              <table:table-row table:style-name="ro1">
                <table:table-cell table:style-name="ce30" table:number-columns-repeated="6"/>
                <table:table-cell table:style-name="ce25"/>
                <table:table-cell table:number-columns-repeated="249"/>
              </table:table-row>
              <table:table-row table:style-name="ro1">
                <table:table-cell table:style-name="ce30"/>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9">
                <table:table-cell table:style-name="ce30"/>
                <table:table-cell table:style-name="ce36" office:value-type="string" table:number-columns-spanned="4" table:number-rows-spanned="1">
                  <text:p>Typically, official point/patch releases are fixes for P1 bugs like deadlock, memory, and security vulnerabilities.</text:p>
                </table:table-cell>
                <table:covered-table-cell table:number-columns-repeated="3" table:style-name="ce36"/>
                <table:table-cell table:style-name="ce55"/>
                <table:table-cell table:style-name="ce25"/>
                <table:table-cell table:number-columns-repeated="249"/>
              </table:table-row>
              <table:table-row table:style-name="ro19">
                <table:table-cell table:style-name="ce30"/>
                <table:table-cell table:style-name="ce36" table:number-columns-repeated="4"/>
                <table:table-cell table:style-name="ce55"/>
                <table:table-cell table:style-name="ce25"/>
                <table:table-cell table:number-columns-repeated="249"/>
              </table:table-row>
            </table:table-row-group>
          </table:table-row-group>
        </table:table-row-group>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5]" office:value-type="float" office:value="4">
              <text:p>4</text:p>
            </table:table-cell>
            <table:table-cell table:style-name="ce32" office:value-type="string" table:number-columns-spanned="3" table:number-rows-spanned="1">
              <text:p>Robustness</text:p>
            </table:table-cell>
            <table:covered-table-cell table:number-columns-repeated="2" table:style-name="ce32"/>
            <table:table-cell table:style-name="ce20" table:formula="of:=[$'Category Ranking'.D15]" office:value-type="percentage" office:value="0.17">
              <text:p>17,00%</text:p>
            </table:table-cell>
            <table:table-cell table:style-name="ce29" table:formula="of:=SUM([.F108];[.F119])" office:value-type="float" office:value="4.46">
              <text:p>4,46</text:p>
            </table:table-cell>
            <table:table-cell table:style-name="ce29" table:formula="of:=[.F105]*[.E105]" office:value-type="float" office:value="0.7582">
              <text:p>0,76</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5">
              <table:table-cell table:style-name="ce25"/>
              <table:table-cell table:style-name="ce30" office:value-type="string">
                <text:p>Mature and stable version</text:p>
              </table:table-cell>
              <table:table-cell table:style-name="ce48" office:value-type="string">
                <text:p>Yes, Mature</text:p>
              </table:table-cell>
              <table:table-cell table:style-name="ce50" office:value-type="percentage" office:value="0.7">
                <text:p>70,00%</text:p>
              </table:table-cell>
              <table:table-cell table:style-name="ce51" office:value-type="float" office:value="5">
                <text:p>5</text:p>
              </table:table-cell>
              <table:table-cell table:style-name="ce25" table:formula="of:=[.D108]*[.E108]" office:value-type="float" office:value="3.5">
                <text:p>3,5</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2">
                <table:table-cell table:style-name="ce25"/>
                <table:table-cell table:style-name="ce36" office:value-type="string" table:number-columns-spanned="4" table:number-rows-spanned="1">
                  <text:p>Describes the fiability of the product related to published versions.</text:p>
                </table:table-cell>
                <table:covered-table-cell table:number-columns-repeated="3" table:style-name="ce36"/>
                <table:table-cell table:style-name="ce55"/>
                <table:table-cell table:style-name="ce25"/>
                <table:table-cell table:number-columns-repeated="249"/>
              </table:table-row>
              <table:table-row table:style-name="ro12">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Mature</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more than one version</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 table:style-name="ro1">
              <table:table-cell table:style-name="ce30"/>
              <table:table-cell table:style-name="ce40" table:number-columns-spanned="4" table:number-rows-spanned="1"/>
              <table:covered-table-cell table:number-columns-repeated="3" table:style-name="ce41"/>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Num. point/patch releases last year</text:p>
              </table:table-cell>
              <table:table-cell table:style-name="ce12"/>
              <table:table-cell table:style-name="ce50" office:value-type="percentage" office:value="0.3">
                <text:p>30,00%</text:p>
              </table:table-cell>
              <table:table-cell table:style-name="ce51" table:formula="of:=SUM([.F121:.F122])" office:value-type="float" office:value="3.2">
                <text:p>3,2</text:p>
              </table:table-cell>
              <table:table-cell table:style-name="ce25" table:formula="of:=[.D119]*[.E119]" office:value-type="float" office:value="0.96">
                <text:p>0,96</text:p>
              </table:table-cell>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42" office:value-type="string">
                <text:p>Number of releases is constant ? depends of the year ?</text:p>
              </table:table-cell>
              <table:table-cell table:style-name="ce12"/>
              <table:table-cell table:style-name="ce50" office:value-type="percentage" office:value="0.4">
                <text:p>40,00%</text:p>
              </table:table-cell>
              <table:table-cell table:style-name="ce51" office:value-type="float" office:value="3">
                <text:p>3</text:p>
              </table:table-cell>
              <table:table-cell table:style-name="ce60" table:formula="of:=[.D121]*[.E121]" office:value-type="float" office:value="1.2">
                <text:p>1,2</text:p>
              </table:table-cell>
              <table:table-cell table:style-name="ce25"/>
              <table:table-cell table:number-columns-repeated="249"/>
            </table:table-row>
            <table:table-row table:style-name="ro1">
              <table:table-cell table:style-name="ce25"/>
              <table:table-cell table:style-name="ce42" office:value-type="string">
                <text:p>Patches in last year is constant ?</text:p>
              </table:table-cell>
              <table:table-cell table:style-name="ce12"/>
              <table:table-cell table:style-name="ce50" office:value-type="percentage" office:value="0.5">
                <text:p>50,00%</text:p>
              </table:table-cell>
              <table:table-cell table:style-name="ce51" office:value-type="float" office:value="4">
                <text:p>4</text:p>
              </table:table-cell>
              <table:table-cell table:style-name="ce60" table:formula="of:=[.D122]*[.E122]" office:value-type="float" office:value="2">
                <text:p>2</text:p>
              </table:table-cell>
              <table:table-cell table:style-name="ce25"/>
              <table:table-cell table:number-columns-repeated="249"/>
            </table:table-row>
            <table:table-row-group>
              <table:table-row table:style-name="ro1">
                <table:table-cell table:style-name="ce25"/>
                <table:table-cell table:style-name="ce43" table:number-columns-spanned="5" table:number-rows-spanned="1"/>
                <table:covered-table-cell table:number-columns-repeated="4" table:style-name="ce25"/>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20">
                <table:table-cell table:style-name="ce25"/>
                <table:table-cell table:style-name="ce36"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36"/>
                <table:table-cell table:style-name="ce55"/>
                <table:table-cell table:style-name="ce25"/>
                <table:table-cell table:number-columns-repeated="249"/>
              </table:table-row>
              <table:table-row table:style-name="ro5">
                <table:table-cell/>
                <table:table-cell table:style-name="ce38" office:value-type="string" table:number-columns-spanned="3" table:number-rows-spanned="1">
                  <text:p>Has a public roadmap for next versions (http://subversion.apache.org/roadmap.html).</text:p>
                </table:table-cell>
                <table:covered-table-cell table:number-columns-repeated="2" table:style-name="ce38"/>
                <table:table-cell table:style-name="ce52" office:value-type="float" office:value="5">
                  <text:p>5</text:p>
                </table:table-cell>
                <table:table-cell table:style-name="ce58"/>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6]" office:value-type="float" office:value="5">
              <text:p>5</text:p>
            </table:table-cell>
            <table:table-cell table:style-name="ce32" office:value-type="string" table:number-columns-spanned="3" table:number-rows-spanned="1">
              <text:p>Development</text:p>
            </table:table-cell>
            <table:covered-table-cell table:number-columns-repeated="2" table:style-name="ce32"/>
            <table:table-cell table:style-name="ce53" table:formula="of:=[$'Category Ranking'.D16]" office:value-type="percentage" office:value="0.15">
              <text:p>15,00%</text:p>
            </table:table-cell>
            <table:table-cell table:style-name="ce29" table:formula="of:=SUM([.F132];[.F147])" office:value-type="float" office:value="4.355">
              <text:p>4,36</text:p>
            </table:table-cell>
            <table:table-cell table:style-name="ce29" table:formula="of:=[.F129]*[.E129]" office:value-type="float" office:value="0.65325">
              <text:p>0,65</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21">
              <table:table-cell table:style-name="ce25"/>
              <table:table-cell table:style-name="ce34" office:value-type="string">
                <text:p>API</text:p>
              </table:table-cell>
              <table:table-cell table:style-name="ce12"/>
              <table:table-cell table:style-name="ce50" office:value-type="percentage" office:value="0.55">
                <text:p>55,00%</text:p>
              </table:table-cell>
              <table:table-cell table:style-name="ce51" table:formula="of:=SUM([.F134:.F136])" office:value-type="float" office:value="4.4">
                <text:p>4,4</text:p>
              </table:table-cell>
              <table:table-cell table:style-name="ce25" table:formula="of:=[.D132]*[.E132]" office:value-type="float" office:value="2.42">
                <text:p>2,42</text:p>
              </table:table-cell>
              <table:table-cell table:style-name="ce25"/>
              <table:table-cell table:number-columns-repeated="249"/>
            </table:table-row>
            <table:table-row table:style-name="ro21">
              <table:table-cell table:style-name="ce25"/>
              <table:table-cell table:style-name="ce34"/>
              <table:table-cell table:style-name="ce12"/>
              <table:table-cell table:style-name="ce50"/>
              <table:table-cell table:style-name="ce51"/>
              <table:table-cell table:style-name="ce25" table:number-columns-repeated="2"/>
              <table:table-cell table:number-columns-repeated="249"/>
            </table:table-row>
            <table:table-row table:style-name="ro21">
              <table:table-cell table:style-name="ce25"/>
              <table:table-cell table:style-name="ce42" office:value-type="string">
                <text:p>Project API in the same web</text:p>
              </table:table-cell>
              <table:table-cell table:style-name="ce48" office:value-type="string">
                <text:p>Yes, Included</text:p>
              </table:table-cell>
              <table:table-cell table:style-name="ce50" office:value-type="percentage" office:value="0.4">
                <text:p>40,00%</text:p>
              </table:table-cell>
              <table:table-cell table:style-name="ce51" office:value-type="float" office:value="5">
                <text:p>5</text:p>
              </table:table-cell>
              <table:table-cell table:style-name="ce60" table:formula="of:=[.D134]*[.E134]" office:value-type="float" office:value="2">
                <text:p>2</text:p>
              </table:table-cell>
              <table:table-cell table:style-name="ce25"/>
              <table:table-cell table:number-columns-repeated="249"/>
            </table:table-row>
            <table:table-row table:style-name="ro21">
              <table:table-cell table:style-name="ce25"/>
              <table:table-cell table:style-name="ce42" office:value-type="string">
                <text:p>Easy understanding</text:p>
              </table:table-cell>
              <table:table-cell table:style-name="ce48" office:value-type="string">
                <text:p>Yes, workaround or yes have to learn</text:p>
              </table:table-cell>
              <table:table-cell table:style-name="ce50" office:value-type="percentage" office:value="0.3">
                <text:p>30,00%</text:p>
              </table:table-cell>
              <table:table-cell table:style-name="ce51" office:value-type="float" office:value="3">
                <text:p>3</text:p>
              </table:table-cell>
              <table:table-cell table:style-name="ce60" table:formula="of:=[.D135]*[.E135]" office:value-type="float" office:value="0.9">
                <text:p>0,9</text:p>
              </table:table-cell>
              <table:table-cell table:style-name="ce25"/>
              <table:table-cell table:number-columns-repeated="249"/>
            </table:table-row>
            <table:table-row table:style-name="ro21">
              <table:table-cell table:style-name="ce25"/>
              <table:table-cell table:style-name="ce42" office:value-type="string">
                <text:p>Is it used in other projects not directly related?</text:p>
              </table:table-cell>
              <table:table-cell table:style-name="ce48" office:value-type="string">
                <text:p>Yes, is used</text:p>
              </table:table-cell>
              <table:table-cell table:style-name="ce50" office:value-type="percentage" office:value="0.3">
                <text:p>30,00%</text:p>
              </table:table-cell>
              <table:table-cell table:style-name="ce51" office:value-type="float" office:value="5">
                <text:p>5</text:p>
              </table:table-cell>
              <table:table-cell table:style-name="ce60" table:formula="of:=[.D136]*[.E136]" office:value-type="float" office:value="1.5">
                <text:p>1,5</text:p>
              </table:table-cell>
              <table:table-cell table:style-name="ce25"/>
              <table:table-cell table:number-columns-repeated="249"/>
            </table:table-row>
            <table:table-row table:style-name="ro21">
              <table:table-cell table:style-name="ce25"/>
              <table:table-cell table:style-name="ce42"/>
              <table:table-cell table:style-name="ce12"/>
              <table:table-cell table:style-name="ce50"/>
              <table:table-cell table:style-name="ce51"/>
              <table:table-cell table:style-name="ce60"/>
              <table:table-cell table:style-name="ce25"/>
              <table:table-cell table:number-columns-repeated="249"/>
            </table:table-row>
            <table:table-row-group>
              <table:table-row table:style-name="ro1">
                <table:table-cell table:style-name="ce25"/>
                <table:table-cell table:style-name="ce14" table:number-columns-spanned="4" table:number-rows-spanned="1"/>
                <table:covered-table-cell table:number-columns-repeated="3" table:style-name="ce14"/>
                <table:table-cell/>
                <table:table-cell table:style-name="ce25"/>
                <table:table-cell table:number-columns-repeated="249"/>
              </table:table-row>
              <table:table-row table:style-name="ro22">
                <table:table-cell table:style-name="ce25"/>
                <table:table-cell table:style-name="ce36" office:value-type="string" table:number-columns-spanned="4" table:number-rows-spanned="1">
                  <text:p>The availability of API project and its use in other projects.</text:p>
                </table:table-cell>
                <table:covered-table-cell table:number-columns-repeated="3" table:style-name="ce36"/>
                <table:table-cell table:style-name="ce55"/>
                <table:table-cell table:style-name="ce25"/>
                <table:table-cell table:number-columns-repeated="249"/>
              </table:table-row>
              <table:table-row table:style-name="ro22">
                <table:table-cell table:style-name="ce25"/>
                <table:table-cell table:style-name="ce36" table:number-columns-repeated="4"/>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Included or yes is us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workaround or yes have to learn</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Several levels of documentation</text:p>
              </table:table-cell>
              <table:table-cell table:style-name="ce12" office:value-type="string">
                <text:p>Yes</text:p>
              </table:table-cell>
              <table:table-cell table:style-name="ce50" office:value-type="percentage" office:value="0.45">
                <text:p>45,00%</text:p>
              </table:table-cell>
              <table:table-cell table:style-name="ce51" table:formula="of:=SUM([.F149:.F153])" office:value-type="float" office:value="4.3">
                <text:p>4,3</text:p>
              </table:table-cell>
              <table:table-cell table:style-name="ce25" table:formula="of:=[.D147]*[.E147]" office:value-type="float" office:value="1.935">
                <text:p>1,94</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5">
              <table:table-cell table:style-name="ce25"/>
              <table:table-cell table:style-name="ce42" office:value-type="string">
                <text:p>Online tutorials</text:p>
              </table:table-cell>
              <table:table-cell table:style-name="ce48" office:value-type="string">
                <text:p>Yes, Included</text:p>
              </table:table-cell>
              <table:table-cell table:style-name="ce50" office:value-type="percentage" office:value="0.3">
                <text:p>30,00%</text:p>
              </table:table-cell>
              <table:table-cell table:style-name="ce51" office:value-type="float" office:value="5">
                <text:p>5</text:p>
              </table:table-cell>
              <table:table-cell table:style-name="ce60" table:formula="of:=[.D149]*[.E149]" office:value-type="float" office:value="1.5">
                <text:p>1,5</text:p>
              </table:table-cell>
              <table:table-cell table:style-name="ce25"/>
              <table:table-cell table:number-columns-repeated="249"/>
            </table:table-row>
            <table:table-row table:style-name="ro5">
              <table:table-cell table:style-name="ce25"/>
              <table:table-cell table:style-name="ce42" office:value-type="string">
                <text:p>Offline tutorials</text:p>
              </table:table-cell>
              <table:table-cell table:style-name="ce48" office:value-type="string">
                <text:p>Yes, could improve</text:p>
              </table:table-cell>
              <table:table-cell table:style-name="ce50" office:value-type="percentage" office:value="0.15">
                <text:p>15,00%</text:p>
              </table:table-cell>
              <table:table-cell table:style-name="ce51" office:value-type="float" office:value="2">
                <text:p>2</text:p>
              </table:table-cell>
              <table:table-cell table:style-name="ce60" table:formula="of:=[.D150]*[.E150]" office:value-type="float" office:value="0.3">
                <text:p>0,3</text:p>
              </table:table-cell>
              <table:table-cell table:style-name="ce25"/>
              <table:table-cell table:number-columns-repeated="249"/>
            </table:table-row>
            <table:table-row table:style-name="ro5">
              <table:table-cell table:style-name="ce25"/>
              <table:table-cell table:style-name="ce42" office:value-type="string">
                <text:p>Hello World</text:p>
              </table:table-cell>
              <table:table-cell table:style-name="ce48" office:value-type="string">
                <text:p>Yes, Included</text:p>
              </table:table-cell>
              <table:table-cell table:style-name="ce50" office:value-type="percentage" office:value="0.25">
                <text:p>25,00%</text:p>
              </table:table-cell>
              <table:table-cell table:style-name="ce51" office:value-type="float" office:value="5">
                <text:p>5</text:p>
              </table:table-cell>
              <table:table-cell table:style-name="ce60" table:formula="of:=[.D151]*[.E151]" office:value-type="float" office:value="1.25">
                <text:p>1,25</text:p>
              </table:table-cell>
              <table:table-cell table:style-name="ce25"/>
              <table:table-cell table:number-columns-repeated="249"/>
            </table:table-row>
            <table:table-row table:style-name="ro5">
              <table:table-cell table:style-name="ce25"/>
              <table:table-cell table:style-name="ce42" office:value-type="string">
                <text:p>Books from the author, authors or company.</text:p>
              </table:table-cell>
              <table:table-cell table:style-name="ce48" office:value-type="string">
                <text:p>Yes, Included</text:p>
              </table:table-cell>
              <table:table-cell table:style-name="ce50" office:value-type="percentage" office:value="0.15">
                <text:p>15,00%</text:p>
              </table:table-cell>
              <table:table-cell table:style-name="ce51" office:value-type="float" office:value="5">
                <text:p>5</text:p>
              </table:table-cell>
              <table:table-cell table:style-name="ce60" table:formula="of:=[.D152]*[.E152]" office:value-type="float" office:value="0.75">
                <text:p>0,75</text:p>
              </table:table-cell>
              <table:table-cell table:style-name="ce25"/>
              <table:table-cell table:number-columns-repeated="249"/>
            </table:table-row>
            <table:table-row-group>
              <table:table-row table:style-name="ro1">
                <table:table-cell table:style-name="ce25"/>
                <table:table-cell table:style-name="ce42" office:value-type="string">
                  <text:p>Languages</text:p>
                </table:table-cell>
                <table:table-cell table:style-name="ce12" office:value-type="string">
                  <text:p>Yes, Included</text:p>
                </table:table-cell>
                <table:table-cell table:style-name="ce50" office:value-type="percentage" office:value="0.1">
                  <text:p>10,00%</text:p>
                </table:table-cell>
                <table:table-cell table:style-name="ce51" office:value-type="float" office:value="5">
                  <text:p>5</text:p>
                </table:table-cell>
                <table:table-cell table:style-name="ce60" table:formula="of:=[.D153]*[.E153]" office:value-type="float" office:value="0.5">
                  <text:p>0,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
                <table:table-cell table:style-name="ce25"/>
                <table:table-cell table:style-name="ce44" office:value-type="string" table:number-columns-spanned="4" table:number-rows-spanned="1">
                  <text:p>Documentation for user, development, translator, languages.</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44"/>
                <table:table-cell table:style-name="ce36" table:number-columns-repeated="3"/>
                <table:table-cell table:style-name="ce55"/>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Includ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7]" office:value-type="float" office:value="6">
              <text:p>6</text:p>
            </table:table-cell>
            <table:table-cell table:style-name="ce32" office:value-type="string" table:number-columns-spanned="3" table:number-rows-spanned="1">
              <text:p>Community</text:p>
            </table:table-cell>
            <table:covered-table-cell table:number-columns-repeated="2" table:style-name="ce32"/>
            <table:table-cell table:style-name="ce54" table:formula="of:=[$'Category Ranking'.D17]" office:value-type="percentage" office:value="0.19">
              <text:p>19,00%</text:p>
            </table:table-cell>
            <table:table-cell table:style-name="ce29" table:formula="of:=SUM([.F168];[.F175];[.F181];[.F186];[.F189])" office:value-type="float" office:value="3.45">
              <text:p>3,45</text:p>
            </table:table-cell>
            <table:table-cell table:style-name="ce29" table:formula="of:=[.F165]*[.E165]" office:value-type="float" office:value="0.6555">
              <text:p>0,66</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Avg commits per month, last six months</text:p>
              </table:table-cell>
              <table:table-cell table:style-name="ce12"/>
              <table:table-cell table:style-name="ce50" office:value-type="percentage" office:value="0.2">
                <text:p>20,00%</text:p>
              </table:table-cell>
              <table:table-cell table:style-name="ce51" office:value-type="float" office:value="2">
                <text:p>2</text:p>
              </table:table-cell>
              <table:table-cell table:style-name="ce25" table:formula="of:=[.D168]*[.E168]" office:value-type="float" office:value="0.4">
                <text:p>0,4</text:p>
              </table:table-cell>
              <table:table-cell table:style-name="ce25"/>
              <table:table-cell table:number-columns-repeated="249"/>
            </table:table-row>
            <table:table-row-group>
              <table:table-row table:style-name="ro1">
                <table:table-cell table:style-name="ce25"/>
                <table:table-cell table:style-name="ce30" table:number-columns-repeated="5"/>
                <table:table-cell table:style-name="ce25"/>
                <table:table-cell table:number-columns-repeated="249"/>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23">
                <table:table-cell table:style-name="ce25"/>
                <table:table-cell table:style-name="ce36"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1">
              <table:table-cell table:style-name="ce25"/>
              <table:table-cell table:style-name="ce45" table:number-columns-repeated="3"/>
              <table:table-cell table:style-name="ce34" table:number-columns-repeated="2"/>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Avg monthly volume of general mailing lists during the last six month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25" table:formula="of:=[.D175]*[.E175]" office:value-type="float" office:value="0.3">
                <text:p>0,3</text:p>
              </table:table-cell>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style-name="ce60"/>
              <table:table-cell table:style-name="ce25"/>
              <table:table-cell table:number-columns-repeated="249"/>
            </table:table-row>
            <table:table-row table:style-name="ro24">
              <table:table-cell table:style-name="ce25"/>
              <table:table-cell table:style-name="ce36"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36"/>
              <table:table-cell table:style-name="ce60"/>
              <table:table-cell table:style-name="ce25"/>
              <table:table-cell table:number-columns-repeated="249"/>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Developers that left the project and those that started to participate (last year) (and also for the <text:s/>core team)</text:p>
              </table:table-cell>
              <table:table-cell table:style-name="ce12"/>
              <table:table-cell table:style-name="ce50" office:value-type="percentage" office:value="0.15">
                <text:p>15,00%</text:p>
              </table:table-cell>
              <table:table-cell table:style-name="ce51" office:value-type="float" office:value="5">
                <text:p>5</text:p>
              </table:table-cell>
              <table:table-cell table:style-name="ce25" table:formula="of:=[.D181]*[.E181]" office:value-type="float" office:value="0.75">
                <text:p>0,75</text:p>
              </table:table-cell>
              <table:table-cell table:style-name="ce25"/>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Knowledge concentration (territoriality)</text:p>
              </table:table-cell>
              <table:table-cell table:style-name="ce12"/>
              <table:table-cell table:style-name="ce50" office:value-type="percentage" office:value="0.1">
                <text:p>10,00%</text:p>
              </table:table-cell>
              <table:table-cell table:style-name="ce51" office:value-type="float" office:value="0">
                <text:p>0</text:p>
              </table:table-cell>
              <table:table-cell table:style-name="ce25" table:formula="of:=[.D186]*[.E186]" office:value-type="float" office:value="0">
                <text:p>0</text:p>
              </table:table-cell>
              <table:table-cell table:style-name="ce25"/>
              <table:table-cell table:number-columns-repeated="249"/>
            </table:table-row>
            <table:table-row table:style-name="ro1">
              <table:table-cell table:style-name="ce30"/>
              <table:table-cell table:style-name="ce40" table:number-columns-spanned="4" table:number-rows-spanned="1"/>
              <table:covered-table-cell table:number-columns-repeated="3" table:style-name="ce41"/>
              <table:table-cell table:style-name="ce30"/>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Original developer/team</text:p>
              </table:table-cell>
              <table:table-cell table:style-name="ce48"/>
              <table:table-cell table:style-name="ce50" office:value-type="percentage" office:value="0.4">
                <text:p>40,00%</text:p>
              </table:table-cell>
              <table:table-cell table:style-name="ce51" table:formula="of:=SUM([.F191:.F192])" office:value-type="float" office:value="5">
                <text:p>5</text:p>
              </table:table-cell>
              <table:table-cell table:style-name="ce25" table:formula="of:=[.D189]*[.E189]" office:value-type="float" office:value="2">
                <text:p>2</text:p>
              </table:table-cell>
              <table:table-cell table:style-name="ce25"/>
              <table:table-cell table:number-columns-repeated="249"/>
            </table:table-row>
            <table:table-row table:style-name="ro1">
              <table:table-cell table:number-columns-repeated="256"/>
            </table:table-row>
            <table:table-row table:style-name="ro25">
              <table:table-cell table:style-name="ce25"/>
              <table:table-cell table:style-name="ce30" office:value-type="string">
                <text:p>Is still the original developer/team active nowadays? </text:p>
              </table:table-cell>
              <table:table-cell table:style-name="ce48" office:value-type="string">
                <text:p>No, but not affects the development</text:p>
              </table:table-cell>
              <table:table-cell table:style-name="ce50" office:value-type="percentage" office:value="0.3">
                <text:p>30,00%</text:p>
              </table:table-cell>
              <table:table-cell table:style-name="ce51" office:value-type="float" office:value="5">
                <text:p>5</text:p>
              </table:table-cell>
              <table:table-cell table:style-name="ce25" table:formula="of:=[.D191]*[.E191]" office:value-type="float" office:value="1.5">
                <text:p>1,5</text:p>
              </table:table-cell>
              <table:table-cell table:style-name="ce25"/>
              <table:table-cell table:number-columns-repeated="249"/>
            </table:table-row>
            <table:table-row table:style-name="ro1">
              <table:table-cell table:style-name="ce25"/>
              <table:table-cell table:style-name="ce30" office:value-type="string">
                <text:p>How did affect the project ? commits avg continued normal ?</text:p>
              </table:table-cell>
              <table:table-cell table:style-name="ce12"/>
              <table:table-cell table:style-name="ce50" office:value-type="percentage" office:value="0.7">
                <text:p>70,00%</text:p>
              </table:table-cell>
              <table:table-cell table:style-name="ce51" office:value-type="float" office:value="5">
                <text:p>5</text:p>
              </table:table-cell>
              <table:table-cell table:style-name="ce60" table:formula="of:=[.D192]*[.E192]" office:value-type="float" office:value="3.5">
                <text:p>3,5</text:p>
              </table:table-cell>
              <table:table-cell table:style-name="ce25"/>
              <table:table-cell table:number-columns-repeated="249"/>
            </table:table-row>
            <table:table-row-group>
              <table:table-row table:style-name="ro1">
                <table:table-cell table:style-name="ce25"/>
                <table:table-cell table:style-name="ce43" table:number-columns-spanned="5" table:number-rows-spanned="1"/>
                <table:covered-table-cell table:number-columns-repeated="4" table:style-name="ce25"/>
                <table:table-cell table:style-name="ce25"/>
                <table:table-cell table:number-columns-repeated="249"/>
              </table:table-row>
              <table:table-row table:style-name="ro1">
                <table:table-cell table:style-name="ce25"/>
                <table:table-cell table:style-name="ce35" office:value-type="string" table:number-columns-spanned="4" table:number-rows-spanned="1">
                  <text:p>Test Description</text:p>
                </table:table-cell>
                <table:covered-table-cell table:number-columns-repeated="3" table:style-name="ce35"/>
                <table:table-cell/>
                <table:table-cell table:style-name="ce25"/>
                <table:table-cell table:number-columns-repeated="249"/>
              </table:table-row>
              <table:table-row table:style-name="ro26">
                <table:table-cell table:style-name="ce25"/>
                <table:table-cell table:style-name="ce46"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37" table:number-columns-spanned="4" table:number-rows-spanned="1"/>
                <table:covered-table-cell table:number-columns-repeated="3" table:style-name="ce47"/>
                <table:table-cell table:style-name="ce34"/>
                <table:table-cell table:style-name="ce25"/>
                <table:table-cell table:number-columns-repeated="249"/>
              </table:table-row>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ntinues</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 but not affects the development</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2" office:value-type="string">
              <text:p>Rank</text:p>
            </table:table-cell>
            <table:table-cell table:style-name="ce31" office:value-type="string" table:number-columns-spanned="3" table:number-rows-spanned="1">
              <text:p>Category Title</text:p>
            </table:table-cell>
            <table:covered-table-cell table:number-columns-repeated="2" table:style-name="ce31"/>
            <table:table-cell table:style-name="ce22" office:value-type="string">
              <text:p>Weight</text:p>
            </table:table-cell>
            <table:table-cell table:style-name="ce22" office:value-type="string">
              <text:p>Unweighted Rating</text:p>
            </table:table-cell>
            <table:table-cell table:style-name="ce24" office:value-type="string">
              <text:p>Weighted Rating</text:p>
            </table:table-cell>
            <table:table-cell table:number-columns-repeated="249"/>
          </table:table-row>
          <table:table-row table:style-name="ro1">
            <table:table-cell table:style-name="ce29" table:formula="of:=[$'Category Ranking'.B18]" office:value-type="float" office:value="7">
              <text:p>7</text:p>
            </table:table-cell>
            <table:table-cell table:style-name="ce32" office:value-type="string" table:number-columns-spanned="3" table:number-rows-spanned="1">
              <text:p>Documentation</text:p>
            </table:table-cell>
            <table:covered-table-cell table:number-columns-repeated="2" table:style-name="ce32"/>
            <table:table-cell table:style-name="ce53" table:formula="of:=[$'Category Ranking'.D18]" office:value-type="percentage" office:value="0.1">
              <text:p>10,00%</text:p>
            </table:table-cell>
            <table:table-cell table:style-name="ce29" table:formula="of:=SUM([.F208])" office:value-type="float" office:value="4.15">
              <text:p>4,15</text:p>
            </table:table-cell>
            <table:table-cell table:style-name="ce29" table:formula="of:=[.F205]*[.E205]" office:value-type="float" office:value="0.415">
              <text:p>0,42</text:p>
            </table:table-cell>
            <table:table-cell table:number-columns-repeated="249"/>
          </table:table-row>
          <table:table-row-group>
            <table:table-row table:style-name="ro1">
              <table:table-cell table:style-name="ce30"/>
              <table:table-cell table:style-name="ce40" table:number-columns-spanned="5" table:number-rows-spanned="1"/>
              <table:covered-table-cell table:number-columns-repeated="4" table:style-name="ce41"/>
              <table:table-cell table:style-name="ce25"/>
              <table:table-cell table:number-columns-repeated="249"/>
            </table:table-row>
            <table:table-row table:style-name="ro1">
              <table:table-cell table:style-name="ce25"/>
              <table:table-cell table:style-name="ce33" office:value-type="string">
                <text:p>Metric Name</text:p>
              </table:table-cell>
              <table:table-cell table:style-name="ce33"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5"/>
              <table:table-cell table:number-columns-repeated="249"/>
            </table:table-row>
            <table:table-row table:style-name="ro1">
              <table:table-cell table:style-name="ce25"/>
              <table:table-cell table:style-name="ce30" office:value-type="string">
                <text:p>Several levels of documentation</text:p>
              </table:table-cell>
              <table:table-cell table:style-name="ce12" office:value-type="string">
                <text:p>Yes</text:p>
              </table:table-cell>
              <table:table-cell table:style-name="ce50" office:value-type="percentage" office:value="1">
                <text:p>100,00%</text:p>
              </table:table-cell>
              <table:table-cell table:style-name="ce51" table:formula="of:=SUM([.F210:.F214])" office:value-type="float" office:value="4.15">
                <text:p>4,15</text:p>
              </table:table-cell>
              <table:table-cell table:style-name="ce25" table:formula="of:=[.D208]*[.E208]" office:value-type="float" office:value="4.15">
                <text:p>4,1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 table:style-name="ro1">
              <table:table-cell table:style-name="ce25"/>
              <table:table-cell table:style-name="ce42" office:value-type="string">
                <text:p>Online tutorials</text:p>
              </table:table-cell>
              <table:table-cell table:style-name="ce12"/>
              <table:table-cell table:style-name="ce50" office:value-type="percentage" office:value="0.3">
                <text:p>30,00%</text:p>
              </table:table-cell>
              <table:table-cell table:style-name="ce51" office:value-type="float" office:value="5">
                <text:p>5</text:p>
              </table:table-cell>
              <table:table-cell table:style-name="ce60" table:formula="of:=[.D210]*[.E210]" office:value-type="float" office:value="1.5">
                <text:p>1,5</text:p>
              </table:table-cell>
              <table:table-cell table:style-name="ce25"/>
              <table:table-cell table:number-columns-repeated="249"/>
            </table:table-row>
            <table:table-row table:style-name="ro1">
              <table:table-cell table:style-name="ce25"/>
              <table:table-cell table:style-name="ce42" office:value-type="string">
                <text:p>Offline tutorials</text:p>
              </table:table-cell>
              <table:table-cell table:style-name="ce12"/>
              <table:table-cell table:style-name="ce50" office:value-type="percentage" office:value="0.15">
                <text:p>15,00%</text:p>
              </table:table-cell>
              <table:table-cell table:style-name="ce51" office:value-type="float" office:value="2">
                <text:p>2</text:p>
              </table:table-cell>
              <table:table-cell table:style-name="ce60" table:formula="of:=[.D211]*[.E211]" office:value-type="float" office:value="0.3">
                <text:p>0,3</text:p>
              </table:table-cell>
              <table:table-cell table:style-name="ce25"/>
              <table:table-cell table:number-columns-repeated="249"/>
            </table:table-row>
            <table:table-row table:style-name="ro1">
              <table:table-cell table:style-name="ce25"/>
              <table:table-cell table:style-name="ce42" office:value-type="string">
                <text:p>Hello World</text:p>
              </table:table-cell>
              <table:table-cell table:style-name="ce12"/>
              <table:table-cell table:style-name="ce50" office:value-type="percentage" office:value="0.25">
                <text:p>25,00%</text:p>
              </table:table-cell>
              <table:table-cell table:style-name="ce51" office:value-type="float" office:value="5">
                <text:p>5</text:p>
              </table:table-cell>
              <table:table-cell table:style-name="ce60" table:formula="of:=[.D212]*[.E212]" office:value-type="float" office:value="1.25">
                <text:p>1,25</text:p>
              </table:table-cell>
              <table:table-cell table:style-name="ce25"/>
              <table:table-cell table:number-columns-repeated="249"/>
            </table:table-row>
            <table:table-row table:style-name="ro1">
              <table:table-cell table:style-name="ce25"/>
              <table:table-cell table:style-name="ce42" office:value-type="string">
                <text:p>Books from the author, authors or company.</text:p>
              </table:table-cell>
              <table:table-cell table:style-name="ce12"/>
              <table:table-cell table:style-name="ce50" office:value-type="percentage" office:value="0.15">
                <text:p>15,00%</text:p>
              </table:table-cell>
              <table:table-cell table:style-name="ce51" office:value-type="float" office:value="4">
                <text:p>4</text:p>
              </table:table-cell>
              <table:table-cell table:style-name="ce60" table:formula="of:=[.D213]*[.E213]" office:value-type="float" office:value="0.6">
                <text:p>0,6</text:p>
              </table:table-cell>
              <table:table-cell table:style-name="ce25"/>
              <table:table-cell table:number-columns-repeated="249"/>
            </table:table-row>
            <table:table-row table:style-name="ro1">
              <table:table-cell table:style-name="ce25"/>
              <table:table-cell table:style-name="ce42" office:value-type="string">
                <text:p>Languages</text:p>
              </table:table-cell>
              <table:table-cell table:style-name="ce12"/>
              <table:table-cell table:style-name="ce50" office:value-type="percentage" office:value="0.1">
                <text:p>10,00%</text:p>
              </table:table-cell>
              <table:table-cell table:style-name="ce51" office:value-type="float" office:value="5">
                <text:p>5</text:p>
              </table:table-cell>
              <table:table-cell table:style-name="ce60" table:formula="of:=[.D214]*[.E214]" office:value-type="float" office:value="0.5">
                <text:p>0,5</text:p>
              </table:table-cell>
              <table:table-cell table:style-name="ce25"/>
              <table:table-cell table:number-columns-repeated="249"/>
            </table:table-row>
            <table:table-row table:style-name="ro1">
              <table:table-cell table:style-name="ce25"/>
              <table:table-cell table:style-name="ce30"/>
              <table:table-cell table:style-name="ce12"/>
              <table:table-cell table:style-name="ce50"/>
              <table:table-cell table:style-name="ce51"/>
              <table:table-cell table:style-name="ce25" table:number-columns-repeated="2"/>
              <table:table-cell table:number-columns-repeated="249"/>
            </table:table-row>
            <table:table-row-group>
              <table:table-row table:style-name="ro1">
                <table:table-cell table:style-name="ce25"/>
                <table:table-cell table:style-name="ce14" office:value-type="string" table:number-columns-spanned="4" table:number-rows-spanned="1">
                  <text:p>Test Description</text:p>
                </table:table-cell>
                <table:covered-table-cell table:number-columns-repeated="3" table:style-name="ce14"/>
                <table:table-cell/>
                <table:table-cell table:style-name="ce25"/>
                <table:table-cell table:number-columns-repeated="249"/>
              </table:table-row>
              <table:table-row table:style-name="ro1">
                <table:table-cell table:style-name="ce25"/>
                <table:table-cell table:style-name="ce44" office:value-type="string" table:number-columns-spanned="4" table:number-rows-spanned="1">
                  <text:p>Documentation for user, development, translator, languages.</text:p>
                </table:table-cell>
                <table:covered-table-cell table:number-columns-repeated="3" table:style-name="ce36"/>
                <table:table-cell table:style-name="ce55"/>
                <table:table-cell table:style-name="ce25"/>
                <table:table-cell table:number-columns-repeated="249"/>
              </table:table-row>
              <table:table-row table:style-name="ro1">
                <table:table-cell table:style-name="ce25"/>
                <table:table-cell table:style-name="ce10" table:number-columns-spanned="4" table:number-rows-spanned="1"/>
                <table:covered-table-cell table:number-columns-repeated="3"/>
                <table:table-cell table:style-name="ce34"/>
                <table:table-cell table:style-name="ce25"/>
                <table:table-cell table:number-columns-repeated="249"/>
              </table:table-row>
            </table:table-row-group>
            <table:table-row table:style-name="ro9">
              <table:table-cell table:style-name="ce25"/>
              <table:table-cell table:style-name="ce14" office:value-type="string" table:number-columns-spanned="3" table:number-rows-spanned="1">
                <text:p>Test Score Specification</text:p>
              </table:table-cell>
              <table:covered-table-cell table:number-columns-repeated="2" table:style-name="ce14"/>
              <table:table-cell table:style-name="ce35" office:value-type="string">
                <text:p>Score</text:p>
              </table:table-cell>
              <table:table-cell table:style-name="ce55"/>
              <table:table-cell table:style-name="ce25"/>
              <table:table-cell table:number-columns-repeated="249"/>
            </table:table-row>
          </table:table-row-group>
        </table:table-row-group>
        <table:table-row table:style-name="ro9">
          <table:table-cell/>
          <table:table-cell table:style-name="ce38" office:value-type="string" table:number-columns-spanned="3" table:number-rows-spanned="1">
            <text:p>Yes, Included</text:p>
          </table:table-cell>
          <table:covered-table-cell table:number-columns-repeated="2" table:style-name="ce38"/>
          <table:table-cell table:style-name="ce52" office:value-type="float" office:value="5">
            <text:p>5</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not complete</text:p>
          </table:table-cell>
          <table:covered-table-cell table:number-columns-repeated="2" table:style-name="ce38"/>
          <table:table-cell table:style-name="ce52" office:value-type="float" office:value="3">
            <text:p>3</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Yes, could improve</text:p>
          </table:table-cell>
          <table:covered-table-cell table:number-columns-repeated="2" table:style-name="ce38"/>
          <table:table-cell table:style-name="ce52" office:value-type="float" office:value="2">
            <text:p>2</text:p>
          </table:table-cell>
          <table:table-cell table:style-name="ce55"/>
          <table:table-cell table:style-name="ce25"/>
          <table:table-cell table:number-columns-repeated="249"/>
        </table:table-row>
        <table:table-row table:style-name="ro9">
          <table:table-cell/>
          <table:table-cell table:style-name="ce38" office:value-type="string" table:number-columns-spanned="3" table:number-rows-spanned="1">
            <text:p>No</text:p>
          </table:table-cell>
          <table:covered-table-cell table:number-columns-repeated="2" table:style-name="ce38"/>
          <table:table-cell table:style-name="ce52" office:value-type="float" office:value="1">
            <text:p>1</text:p>
          </table:table-cell>
          <table:table-cell table:style-name="ce55"/>
          <table:table-cell table:style-name="ce25"/>
          <table:table-cell table:number-columns-repeated="249"/>
        </table:table-row>
        <table:table-row table:style-name="ro1" table:number-rows-repeated="1048352">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5" table:formula="of:=[$'Category Ranking'.B6:.D6]" office:value-type="string" office:string-value="Component Name: Subversion" table:number-columns-spanned="3" table:number-rows-spanned="1">
            <text:p>Component Name: Subversion</text:p>
          </table:table-cell>
          <table:covered-table-cell table:number-columns-repeated="2" table:style-name="ce15"/>
          <table:table-cell table:number-columns-repeated="252"/>
        </table:table-row>
        <table:table-row table:style-name="ro1" table:number-rows-repeated="2">
          <table:table-cell table:number-columns-repeated="256"/>
        </table:table-row>
        <table:table-row table:style-name="ro1">
          <table:table-cell table:style-name="ce25"/>
          <table:table-cell table:style-name="ce11" office:value-type="string" table:number-columns-spanned="3" table:number-rows-spanned="1">
            <text:p>Category Title</text:p>
          </table:table-cell>
          <table:covered-table-cell table:number-columns-repeated="2" table:style-name="ce11"/>
          <table:table-cell table:style-name="ce74" office:value-type="string">
            <text:p>Rating</text:p>
          </table:table-cell>
          <table:table-cell table:number-columns-repeated="251"/>
        </table:table-row>
        <table:table-row table:style-name="ro7">
          <table:table-cell table:style-name="ce25"/>
          <table:table-cell table:style-name="ce62" office:value-type="string" table:number-columns-spanned="3" table:number-rows-spanned="1">
            <text:p>Functionality</text:p>
          </table:table-cell>
          <table:covered-table-cell table:number-columns-repeated="2" table:style-name="ce62"/>
          <table:table-cell table:style-name="ce75" table:formula="of:=IF(([.E71]&gt;=[.C78]);[.D78];IF(([.E71]&gt;=[.C77]);[.D77];IF(([.E71]&gt;=[.C76]);[.D76];IF(([.E71]&gt;=[.C75]);[.D75];[.D74]))))" office:value-type="float" office:value="5">
            <text:p>5</text:p>
          </table:table-cell>
          <table:table-cell table:number-columns-repeated="251"/>
        </table:table-row>
        <table:table-row table:style-name="ro1">
          <table:table-cell table:style-name="ce25"/>
          <table:table-cell table:style-name="ce62" table:number-columns-repeated="3"/>
          <table:table-cell table:number-columns-repeated="252"/>
        </table:table-row>
        <table:table-row table:style-name="ro1">
          <table:table-cell table:style-name="ce25"/>
          <table:table-cell table:style-name="ce29" office:value-type="string">
            <text:p>Source</text:p>
          </table:table-cell>
          <table:table-cell table:style-name="ce62" table:number-columns-repeated="2"/>
          <table:table-cell table:number-columns-repeated="252"/>
        </table:table-row>
        <table:table-row table:style-name="ro1">
          <table:table-cell table:style-name="ce25"/>
          <table:table-cell table:style-name="ce63" office:value-type="string">
            <text:p>&lt;fill-in source of feature set&gt;</text:p>
          </table:table-cell>
          <table:table-cell table:style-name="ce62" table:number-columns-repeated="2"/>
          <table:table-cell table:number-columns-repeated="252"/>
        </table:table-row>
        <table:table-row table:style-name="ro1">
          <table:table-cell table:style-name="ce25"/>
          <table:table-cell table:style-name="ce63"/>
          <table:table-cell table:style-name="ce62" table:number-columns-repeated="2"/>
          <table:table-cell table:number-columns-repeated="252"/>
        </table:table-row>
        <table:table-row table:style-name="ro1">
          <table:table-cell table:style-name="ce25"/>
          <table:table-cell table:style-name="ce64" office:value-type="string">
            <text:p>Standar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19">
          <table:table-cell/>
          <table:table-cell table:style-name="ce36"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6"/>
          <table:table-cell table:number-columns-repeated="252"/>
        </table:table-row>
        <table:table-row table:style-name="ro1">
          <table:table-cell/>
          <table:covered-table-cell table:number-columns-repeated="3" table:style-name="ce36"/>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style-name="ce25"/>
          <table:table-cell table:number-columns-repeated="251"/>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style-name="ce25"/>
          <table:table-cell table:number-columns-repeated="251"/>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style-name="ce25"/>
          <table:table-cell table:number-columns-repeated="251"/>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25"/>
          <table:table-cell table:style-name="ce49" office:value-type="string">
            <text:p>Standard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5">
          <table:table-cell table:style-name="ce25"/>
          <table:table-cell table:style-name="ce65" office:value-type="string">
            <text:p>Functionality group</text:p>
          </table:table-cell>
          <table:table-cell table:style-name="ce65" table:number-columns-repeated="2"/>
          <table:table-cell table:number-columns-repeated="252"/>
        </table:table-row>
        <table:table-row table:style-name="ro1">
          <table:table-cell table:style-name="ce25"/>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style-name="ce69" office:value-type="float" office:value="3">
            <text:p>3</text:p>
          </table:table-cell>
          <table:table-cell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style-name="ce69" office:value-type="float" office:value="2">
            <text:p>2</text:p>
          </table:table-cell>
          <table:table-cell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5">
          <table:table-cell/>
          <table:table-cell table:style-name="ce65" office:value-type="string">
            <text:p>Functionality group</text:p>
          </table:table-cell>
          <table:table-cell table:style-name="ce69"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4" office:value-type="string">
            <text:p>Extende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27">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number-columns-repeated="252"/>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number-columns-repeated="252"/>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number-columns-repeated="252"/>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Extra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5">
          <table:table-cell/>
          <table:table-cell table:style-name="ce65"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70" office:value-type="string">
            <text:p>Total Weight</text:p>
          </table:table-cell>
          <table:table-cell table:style-name="ce70" office:value-type="string">
            <text:p>Total Score</text:p>
          </table:table-cell>
          <table:table-cell table:style-name="ce70" office:value-type="string">
            <text:p>Percentage</text:p>
          </table:table-cell>
          <table:table-cell table:number-columns-repeated="251"/>
        </table:table-row>
        <table:table-row table:style-name="ro1">
          <table:table-cell/>
          <table:table-cell table:style-name="ce62"/>
          <table:table-cell table:style-name="ce71" table:formula="of:=SUM([.C28:.C46])" office:value-type="float" office:value="30">
            <text:p>30</text:p>
          </table:table-cell>
          <table:table-cell table:style-name="ce71" table:formula="of:=SUM([.D28:.D46])+SUM([.D58:.D68])" office:value-type="float" office:value="29">
            <text:p>29</text:p>
          </table:table-cell>
          <table:table-cell table:style-name="ce76" table:formula="of:=[.D71]/[.C71]" office:value-type="percentage" office:value="0.966666666666667">
            <text:p>96,67%</text:p>
          </table:table-cell>
          <table:table-cell table:style-name="ce19"/>
          <table:table-cell table:number-columns-repeated="250"/>
        </table:table-row>
        <table:table-row table:style-name="ro1">
          <table:table-cell table:number-columns-repeated="256"/>
        </table:table-row>
        <table:table-row table:style-name="ro1">
          <table:table-cell/>
          <table:table-cell table:style-name="ce14" office:value-type="string">
            <text:p>Rating Score Table</text:p>
          </table:table-cell>
          <table:table-cell table:style-name="ce18" office:value-type="string">
            <text:p>Percentage Cutoff</text:p>
          </table:table-cell>
          <table:table-cell table:style-name="ce14" office:value-type="string">
            <text:p>Score</text:p>
          </table:table-cell>
          <table:table-cell table:number-columns-repeated="252"/>
        </table:table-row>
        <table:table-row table:style-name="ro1">
          <table:table-cell/>
          <table:table-cell office:value-type="string">
            <text:p>Unacceptable</text:p>
          </table:table-cell>
          <table:table-cell table:style-name="ce19"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19"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19"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19"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19"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0T12:38:05</dc:date>
    <meta:print-date>2005-07-25T11:10:23</meta:print-date>
    <dc:language>en-US</dc:language>
    <meta:editing-cycles>174</meta:editing-cycles>
    <meta:editing-duration>P1DT32M21S</meta:editing-duration>
    <meta:document-statistic meta:table-count="4" meta:cell-count="741" meta:object-count="0"/>
    <meta:user-defined meta:name="Info 1"/>
    <meta:user-defined meta:name="Info 2"/>
    <meta:user-defined meta:name="Info 3"/>
    <meta:user-defined meta:name="Info 4"/>
  </office:meta>
</office:document-meta>
</file>